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background-color="#33cc66"/>
    </style:style>
    <style:style style:name="P7" style:family="paragraph" style:parent-style-name="Standard">
      <style:paragraph-properties>
        <style:tab-stops>
          <style:tab-stop style:position="5.5472in"/>
        </style:tab-stops>
      </style:paragraph-properties>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fo:background-color="#ffffff" style:font-weight-asian="normal" style:font-weight-complex="normal"/>
    </style:style>
    <style:style style:name="P10"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1" style:family="paragraph" style:parent-style-name="Standard">
      <style:text-properties fo:font-weight="normal" fo:background-color="#ffff00" style:font-weight-asian="normal" style:font-weight-complex="normal"/>
    </style:style>
    <style:style style:name="P12"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3" style:family="paragraph" style:parent-style-name="Standard">
      <style:text-properties fo:font-weight="normal" fo:background-color="#e6ff00" style:font-weight-asian="normal" style:font-weight-complex="normal"/>
    </style:style>
    <style:style style:name="P14" style:family="paragraph" style:parent-style-name="Standard">
      <style:text-properties fo:background-color="#000080"/>
    </style:style>
    <style:style style:name="P15" style:family="paragraph" style:parent-style-name="Standard">
      <style:text-properties fo:background-color="#ffff00"/>
    </style:style>
    <style:style style:name="P16" style:family="paragraph" style:parent-style-name="Standard">
      <style:text-properties fo:background-color="#ffffff"/>
    </style:style>
    <style:style style:name="P17" style:family="paragraph" style:parent-style-name="Standard">
      <style:text-properties fo:background-color="#ff0000"/>
    </style:style>
    <style:style style:name="P18" style:family="paragraph" style:parent-style-name="Standard">
      <style:text-properties fo:background-color="#00ff00"/>
    </style:style>
    <style:style style:name="P19" style:family="paragraph" style:parent-style-name="Standard">
      <style:paragraph-properties fo:text-align="justify" style:justify-single-word="false">
        <style:tab-stops>
          <style:tab-stop style:position="0.5in"/>
        </style:tab-stops>
      </style:paragraph-properties>
      <style:text-properties fo:color="#ffffff" fo:font-weight="normal" fo:background-color="#ff0000" style:font-weight-asian="normal" style:font-weight-complex="normal"/>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2" style:family="paragraph" style:parent-style-name="Standard" style:list-style-name="L5">
      <style:text-properties fo:font-weight="normal" fo:background-color="#ff000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7" style:family="paragraph" style:parent-style-name="Standard" style:list-style-name="WW8Num1">
      <style:paragraph-properties fo:text-align="start" style:justify-single-word="false">
        <style:tab-stops/>
      </style:paragraph-properties>
      <style:text-properties fo:background-color="#33cc66"/>
    </style:style>
    <style:style style:name="P38" style:family="paragraph" style:parent-style-name="Standard" style:list-style-name="L6">
      <style:text-properties fo:background-color="#33cc66"/>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4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1" style:family="paragraph" style:parent-style-name="Standard" style:list-style-name="L5">
      <style:text-properties fo:background-color="#ff0000"/>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text-align="justify" style:justify-single-word="false">
        <style:tab-stops>
          <style:tab-stop style:position="0.5in"/>
        </style:tab-stops>
      </style:paragraph-properties>
      <style:text-properties fo:background-color="#2323dc"/>
    </style:style>
    <style:style style:name="P46"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8"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9" style:family="paragraph" style:parent-style-name="Standard" style:list-style-name="L4">
      <style:paragraph-properties fo:margin-left="-0.5035in" fo:margin-right="0in" fo:text-indent="0in" style:auto-text-indent="false" fo:background-color="#0000ff">
        <style:background-image/>
      </style:paragraph-properties>
      <style:text-properties fo:color="#ffffff" fo:font-weight="bold" fo:background-color="#0000ff" style:font-weight-asian="bold" style:font-weight-complex="bold"/>
    </style:style>
    <style:style style:name="P50" style:family="paragraph" style:parent-style-name="Standard" style:list-style-name="L6">
      <style:paragraph-properties fo:margin-left="-0.5035in" fo:margin-right="0in" fo:text-indent="0in" style:auto-text-indent="false"/>
      <style:text-properties fo:background-color="#ff0000"/>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00ffff"/>
    </style:style>
    <style:style style:name="T16"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5">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4"><text:span text:style-name="T4">TITLES –</text:span><text:span text:style-name="T5"> titles</text:span></text:p>
      <text:p text:style-name="P14"><text:span text:style-name="T6">COMMENTS </text:span><text:span text:style-name="T5">- comments</text:span></text:p>
      <text:p text:style-name="P5"/>
      <text:p text:style-name="P5"/>
      <text:p text:style-name="P4">IMPRORTANT NOTES FROM THE SPECIFICATION</text:p>
      <text:p text:style-name="P21">BUGS:</text:p>
      <text:list text:style-name="L1">
        <text:list-item>
          <text:p text:style-name="P26">All YANG keywords are also possible identifiers.</text:p>
        </text:list-item>
      </text:list>
      <text:p text:style-name="P3"/>
      <text:p text:style-name="P21">SCANNER ISSUES:</text:p>
      <text:list text:style-name="WW8Num1">
        <text:list-item>
          <text:p text:style-name="P36">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6">A token in YANG is either a keyword, a string, ";", "{", or "}". <text:s/></text:p>
        </text:list-item>
        <text:list-item>
          <text:p text:style-name="P36">A string can be quoted or unquoted (RFC page 36). <text:s/>If a string contains any whitespace characters, a semicolon (";"), braces ("{" or "}"), or comment sequences ("//", "/*", or "*/"), then it MUST be enclosed within double or single quotes (RFC page 36). <text:s/></text:p>
        </text:list-item>
        <text:list-item>
          <text:p text:style-name="P36">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6"><text:s/>A single quoted string (enclosed within ' ') preserves each character within the quotes. <text:s/>A single quote character can not occur in a single quoted string, even when preceded by a backslash (RFC page 37). </text:p>
        </text:list-item>
        <text:list-item>
          <text:p text:style-name="P36">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6">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6">Within a double quoted string (enclosed within " "), a backslash character introduces a special character, which depends on the <text:s/>character that immediately follows the backslash: </text:p>
          <text:p text:style-name="P36"><text:soft-page-break/><text:s text:c="3"/>\n <text:s text:c="5"/>new line </text:p>
          <text:p text:style-name="P36"><text:s text:c="4"/>\t <text:s text:c="5"/>a tab character </text:p>
          <text:p text:style-name="P36"><text:s text:c="4"/>\" <text:s text:c="5"/>a double quote </text:p>
          <text:p text:style-name="P40"><text:s text:c="4"/>\\ <text:s text:c="5"/>a single backslash <text:s/>[BUG] (There is a problem in case when “\\” goes at the end of the string befor <text:s/>a double quote character that is supposed to close the string. In that case that double quote symbol does not close the string.</text:p>
          <text:p text:style-name="P36"/>
          <text:p text:style-name="P37"/>
        </text:list-item>
        <text:list-item>
          <text:p text:style-name="P37"><text:s/>If a double quoted string contains whitespace before a line break, <text:s text:c="2"/>this trailing whitespace is stripped from the string (RFC page 136). </text:p>
          <text:p text:style-name="P37"/>
          <text:p text:style-name="P46">PARSER ISSUES</text:p>
        </text:list-item>
        <text:list-item>
          <text:p text:style-name="P36"><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6">All prefixes, including the prefix for the module itself MUST be <text:s/>unique within the module or submodule.</text:p>
        </text:list-item>
        <text:list-item>
          <text:p text:style-name="P36">A submodule MUST only be included by the module to which it belongs, or by another submodule which belongs to that module.</text:p>
        </text:list-item>
        <text:list-item>
          <text:p text:style-name="P29"><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2"><text:span text:style-name="T7">Module or submodule MUST include only submodules from the same module. </text:span><text:span text:style-name="T16">YANG modules and submodules are typically stored in files, one module or submodule per file, with the name of the file on the form: </text:span></text:p>
          <text:p text:style-name="P45"><text:s text:c="2"/><text:span text:style-name="T10">module-or-submodule-name ['.' revision-number] ( '.yang' / '.yin' ).</text:span></text:p>
        </text:list-item>
        <text:list-item>
          <text:p text:style-name="P36">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text:soft-page-break/>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29"><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29"><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29"><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6"/><text:bookmark-start text:name="DDE_LINK245"/><text:span text:style-name="T7">There MUST NOT be any mandatory nodes (Section 3.1) directly under <text:s/>the default case.</text:span><text:bookmark-end text:name="DDE_LINK246"/><text:span text:style-name="T7"> </text:span><text:bookmark-end text:name="DDE_LINK245"/></text:p>
        </text:list-item>
        <text:list-item>
          <text:p text:style-name="P29"><text:span text:style-name="T16">The leaf's "default" statement MUST be valid according to the <text:s text:c="2"/>type specified in the leaf's "type" statement. <text:s/></text:span><text:span text:style-name="T7">The "default" statement MUST NOT be present on nodes where <text:s/>"mandatory" is true.</text:span></text:p>
          <text:p text:style-name="P33">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30">If the target node of the “augment” is in another module, then nodes added by the <text:s/>augmentation MUST NOT be mandatory nodes. </text:p>
        </text:list-item>
        <text:list-item>
          <text:p text:style-name="P30">Augmentation of the imported module or submodule – the problem is that it's already validated while importing. The augment adds new nodes, but we have to run the validation of this module one more time.</text:p>
          <text:p text:style-name="P27"/>
        </text:list-item>
      </text:list>
      <text:p text:style-name="P23"><text:soft-page-break/>TYPES AND RESTRICTIONS</text:p>
      <text:list text:style-name="L2">
        <text:list-item>
          <text:p text:style-name="P47">All integer types can be restricted with the "range" statement;</text:p>
        </text:list-item>
        <text:list-item>
          <text:p text:style-name="P47">All floating point types can be restricted with the "range" statement;</text:p>
        </text:list-item>
        <text:list-item>
          <text:p text:style-name="P47">A string can be restricted with the "length" (Section 9.4.4) and "pattern" (Section 9.4.6) statements. </text:p>
        </text:list-item>
        <text:list-item>
          <text:p text:style-name="P47">The "enum" statement, which is a substatement to the "type" statement, MUST be present if the type is "enumeration".</text:p>
        </text:list-item>
        <text:list-item>
          <text:p text:style-name="P47">The "path" statement, which is a substatement to the "type" <text:s/>statement, MUST be present if the type is "leafref”;</text:p>
        </text:list-item>
        <text:list-item>
          <text:p text:style-name="P47">The "base" statement, which is a substatement to the "type" statement, MUST be present if the type is "identityref".</text:p>
        </text:list-item>
        <text:list-item>
          <text:p text:style-name="P47">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7">When the type is "union", the "type" statement (Section 7.4) MUST be present. </text:p>
        </text:list-item>
        <text:list-item>
          <text:p text:style-name="P47">A binary can be restricted with the "length";</text:p>
        </text:list-item>
        <text:list-item>
          <text:p text:style-name="P47">The "path" statement of the 'leafref' takes as an <text:s/>argument a string which MUST refer to a leaf node. <text:s/>The value of the <text:s text:c="2"/>referring leaf MUST match the type of the referred leaf.</text:p>
        </text:list-item>
        <text:list-item>
          <text:p text:style-name="P48"><text:bookmark-start text:name="DDE_LINK190"/>The 'enum' statement takes as an argument a string which MUST NOT be empty and MUST NOT have any leading or trailing <text:s/>whitespace characters. <text:bookmark-end text:name="DDE_LINK190"/><text:s/></text:p>
        </text:list-item>
        <text:list-item>
          <text:p text:style-name="P48"><text:bookmark-start text:name="DDE_LINK191"/>All assigned names in an enumeration MUST be unique.<text:bookmark-end text:name="DDE_LINK191"/></text:p>
        </text:list-item>
        <text:list-item>
          <text:p text:style-name="P47">The 'value' of the enum is an integer value. Iit MUST be in the range -2147483648 to 2147483647, and it MUST be <text:s/>unique within the enumeration type <text:span text:style-name="T9">( PYANG ???).</text:span></text:p>
        </text:list-item>
        <text:list-item>
          <text:p text:style-name="P47">'range' expression is not validated <text:span text:style-name="T9">(PYANG ???).</text:span></text:p>
        </text:list-item>
        <text:list-item>
          <text:p text:style-name="P47">'length' expression is not validated <text:span text:style-name="T9">(PYANG ???).</text:span></text:p>
        </text:list-item>
        <text:list-item>
          <text:p text:style-name="P47">An empty type cannot have a default value.</text:p>
        </text:list-item>
        <text:list-item>
          <text:p text:style-name="P47">Semantic validation for all restrictions (check whether the type might be restricted by a certain kind of the restriction).</text:p>
        </text:list-item>
      </text:list>
      <text:p text:style-name="P22">IDENTIFIER NAMESPACES</text:p>
      <text:p text:style-name="P12"><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ext:soft-page-break/>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9"><text:s text:c="3"/>All identifiers defined in a namespace MUST be unique. </text:p>
      <text:p text:style-name="P10"/>
      <text:p text:style-name="P23">SMIDUMP's ISSUES</text:p>
      <text:list text:style-name="L4">
        <text:list-item>
          <text:p text:style-name="P43">string quoting;</text:p>
          <text:p text:style-name="P49">SPECIFICATION ISSUES</text:p>
        </text:list-item>
        <text:list-item>
          <text:p text:style-name="P43">7.6.7 example – there is no ';' after the description field.</text:p>
          <text:p text:style-name="P43"/>
        </text:list-item>
      </text:list>
      <text:p text:style-name="P6">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6"><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6"><text:s text:c="29"/><text:bookmark-start text:name="DDE_LINK54"/>body-stmts <text:bookmark-end text:name="DDE_LINK54"/></text:p>
      <text:p text:style-name="P6"><text:s text:c="25"/>"}" optsep </text:p>
      <text:p text:style-name="Standard"/>
      <text:p text:style-name="Standard"/>
      <text:p text:style-name="P6">submodule-stmt <text:s text:c="8"/>= optsep submodule-keyword sep identifier-arg-str optsep </text:p>
      <text:p text:style-name="P6"><text:s text:c="25"/>"{" stmtsep </text:p>
      <text:p text:style-name="P6"><text:s text:c="29"/><text:bookmark-start text:name="DDE_LINK97"/><text:bookmark-start text:name="DDE_LINK98"/>submodule-header-stmts<text:bookmark-end text:name="DDE_LINK98"/> <text:bookmark-end text:name="DDE_LINK97"/></text:p>
      <text:p text:style-name="P6"><text:s text:c="29"/>linkage-stmts </text:p>
      <text:p text:style-name="P6"><text:s text:c="29"/>meta-stmts </text:p>
      <text:p text:style-name="P6"><text:s text:c="29"/>revision-stmts </text:p>
      <text:p text:style-name="P6"><text:s text:c="29"/>body-stmts </text:p>
      <text:p text:style-name="P6"><text:s text:c="25"/>"}" optsep </text:p>
      <text:p text:style-name="P6"/>
      <text:p text:style-name="P6">module-header-stmts <text:s text:c="3"/>= ;; these stmts can appear in any order </text:p>
      <text:p text:style-name="P6"><text:s text:c="25"/>[yang-version-stmt stmtsep] </text:p>
      <text:p text:style-name="P6"><text:s text:c="26"/>namespace-stmt stmtsep </text:p>
      <text:p text:style-name="P6"><text:s text:c="26"/>prefix-stmt stmtsep </text:p>
      <text:p text:style-name="P6"/>
      <text:p text:style-name="P6">submodule-header-stmts = ;; these stmts can appear in any order </text:p>
      <text:p text:style-name="P6"><text:s text:c="25"/>[yang-version-stmt stmtsep] </text:p>
      <text:p text:style-name="P6"><text:s text:c="26"/><text:bookmark-start text:name="DDE_LINK99"/><text:bookmark-start text:name="DDE_LINK100"/>belongs-to-stmt<text:bookmark-end text:name="DDE_LINK100"/> stmtsep <text:bookmark-end text:name="DDE_LINK99"/></text:p>
      <text:p text:style-name="P18"/>
      <text:p text:style-name="P6"><text:bookmark-start text:name="DDE_LINK51"/>meta-stmts<text:bookmark-end text:name="DDE_LINK51"/> <text:s text:c="12"/>= ;; these stmts can appear in any order </text:p>
      <text:p text:style-name="P6"><text:s text:c="25"/>[<text:bookmark-start text:name="DDE_LINK46"/>organization-stmt<text:bookmark-end text:name="DDE_LINK46"/> stmtsep] </text:p>
      <text:p text:style-name="P6"><text:s text:c="25"/>[<text:bookmark-start text:name="DDE_LINK48"/><text:span text:style-name="T12">contact-stmt</text:span><text:bookmark-end text:name="DDE_LINK48"/> stmtsep] </text:p>
      <text:p text:style-name="P6"><text:s text:c="25"/>[<text:bookmark-start text:name="DDE_LINK49"/><text:bookmark-start text:name="DDE_LINK50"/>description-stmt<text:bookmark-end text:name="DDE_LINK49"/><text:bookmark-end text:name="DDE_LINK50"/> stmtsep] </text:p>
      <text:p text:style-name="P6"><text:s text:c="25"/>[reference-stmt stmtsep] </text:p>
      <text:p text:style-name="P6"/>
      <text:p text:style-name="P6">linkage-stmts <text:s text:c="9"/>= ;; these stmts can appear in any order </text:p>
      <text:p text:style-name="P6"><text:soft-page-break/><text:s text:c="24"/>*(<text:bookmark-start text:name="DDE_LINK38"/>import-stmt <text:bookmark-end text:name="DDE_LINK38"/>stmtsep) </text:p>
      <text:p text:style-name="P6"><text:s text:c="25"/>*(include-stmt stmtsep) </text:p>
      <text:p text:style-name="P6"/>
      <text:p text:style-name="P6">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6"><text:s text:c="28"/><text:bookmark-start text:name="DDE_LINK67"/>feature-stmt <text:bookmark-end text:name="DDE_LINK67"/>/ </text:p>
      <text:p text:style-name="P6"><text:s text:c="28"/><text:bookmark-start text:name="DDE_LINK142"/><text:bookmark-start text:name="DDE_LINK143"/>identity-stmt<text:bookmark-end text:name="DDE_LINK143"/> <text:bookmark-end text:name="DDE_LINK142"/>/ </text:p>
      <text:p text:style-name="P6"><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6"><text:s text:c="28"/><text:bookmark-start text:name="DDE_LINK144"/><text:span text:style-name="T8">data-def-stmt</text:span><text:bookmark-end text:name="DDE_LINK144"/> / </text:p>
      <text:p text:style-name="P6"><text:s text:c="28"/>augment-stmt / </text:p>
      <text:p text:style-name="P6"><text:s text:c="28"/><text:bookmark-start text:name="DDE_LINK179"/>rpc-stmt<text:bookmark-end text:name="DDE_LINK179"/> / </text:p>
      <text:p text:style-name="P6"><text:s text:c="28"/>notification-stmt / </text:p>
      <text:p text:style-name="P6"><text:s text:c="28"/>deviation-stmt) stmtsep) </text:p>
      <text:p text:style-name="Standard"/>
      <text:p text:style-name="P6">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6"><text:s text:c="25"/><text:bookmark-start text:name="DDE_LINK167"/>anyxml-stmt<text:bookmark-end text:name="DDE_LINK167"/> / </text:p>
      <text:p text:style-name="P6"><text:s text:c="25"/><text:bookmark-start text:name="DDE_LINK170"/><text:bookmark-start text:name="DDE_LINK171"/>uses-stmt <text:bookmark-end text:name="DDE_LINK170"/><text:bookmark-end text:name="DDE_LINK171"/></text:p>
      <text:p text:style-name="Standard"/>
      <text:p text:style-name="P6">case-data-def-stmt <text:s text:c="4"/>= container-stmt / </text:p>
      <text:p text:style-name="P6"><text:s text:c="25"/>leaf-stmt / </text:p>
      <text:p text:style-name="P6"><text:s text:c="25"/>leaf-list-stmt / </text:p>
      <text:p text:style-name="P6"><text:s text:c="25"/>list-stmt / </text:p>
      <text:p text:style-name="P6"><text:s text:c="25"/>anyxml-stmt / </text:p>
      <text:p text:style-name="P6"><text:s text:c="25"/>uses-stmt </text:p>
      <text:p text:style-name="Standard"/>
      <text:p text:style-name="P6"><text:bookmark-start text:name="DDE_LINK29"/>yang-version-stmt <text:s text:c="5"/>= yang-version-keyword sep <text:bookmark-start text:name="DDE_LINK30"/>yang-version-arg-str<text:bookmark-end text:name="DDE_LINK30"/> </text:p>
      <text:p text:style-name="P6"><text:s text:c="25"/>optsep stmtend </text:p>
      <text:p text:style-name="P6"><text:bookmark-end text:name="DDE_LINK29"/></text:p>
      <text:p text:style-name="P6">yang-version-arg-str <text:s text:c="2"/>= &lt; a string which matches the rule </text:p>
      <text:p text:style-name="P6"><text:s text:c="27"/>yang-version-arg &gt; </text:p>
      <text:p text:style-name="P6"/>
      <text:p text:style-name="P6">yang-version-arg <text:s text:c="6"/>= "1" </text:p>
      <text:p text:style-name="P6"/>
      <text:p text:style-name="P17"><text:bookmark-start text:name="DDE_LINK43"/>ISSUES<text:bookmark-end text:name="DDE_LINK43"/>: </text:p>
      <text:list text:style-name="L5">
        <text:list-item>
          <text:p text:style-name="P41">revision-stmt is not taken into consideration while importing a module</text:p>
        </text:list-item>
      </text:list>
      <text:p text:style-name="P6">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6"><text:s text:c="29"/><text:bookmark-start text:name="DDE_LINK41"/>prefix-stmt<text:bookmark-end text:name="DDE_LINK41"/> stmtsep </text:p>
      <text:p text:style-name="P6"><text:s text:c="29"/>[revision-stmt <text:bookmark-start text:name="DDE_LINK44"/>stmtsep<text:bookmark-end text:name="DDE_LINK44"/>] </text:p>
      <text:list text:style-name="L6">
        <text:list-header>
          <text:p text:style-name="P38"><text:s text:c="25"/>"}" </text:p>
          <text:p text:style-name="P50"><text:soft-page-break/>ISSUES:</text:p>
        </text:list-header>
      </text:list>
      <text:list text:style-name="L5">
        <text:list-item text:start-value="1">
          <text:p text:style-name="P32">revision-stmt is not taken into consideration while including a submodule</text:p>
        </text:list-item>
      </text:list>
      <text:p text:style-name="P6">include-stmt <text:s text:c="10"/>= include-keyword sep identifier-arg-str optsep </text:p>
      <text:p text:style-name="P6"><text:s text:c="25"/>(";" / </text:p>
      <text:p text:style-name="P6"><text:s text:c="26"/>"{" stmtsep </text:p>
      <text:p text:style-name="P6"><text:s text:c="29"/>[<text:bookmark-start text:name="DDE_LINK45"/>revision-stmt<text:bookmark-end text:name="DDE_LINK45"/> stmtsep] </text:p>
      <text:p text:style-name="P6"><text:s text:c="26"/>"}") </text:p>
      <text:p text:style-name="Standard"/>
      <text:p text:style-name="P17">ISSUE: there is no check for the uri-str rule</text:p>
      <text:p text:style-name="P6">namespace-stmt <text:s text:c="8"/>= namespace-keyword sep uri-str optsep <text:bookmark-start text:name="DDE_LINK28"/>stmtend<text:bookmark-end text:name="DDE_LINK28"/> </text:p>
      <text:p text:style-name="Standard"/>
      <text:p text:style-name="P17">uri-str <text:s text:c="15"/>= &lt; a string which matches the rule <text:s/>URI in RFC 3986 &gt; </text:p>
      <text:p text:style-name="P17"/>
      <text:p text:style-name="P6">prefix-stmt <text:s text:c="11"/>= prefix-keyword sep <text:bookmark-start text:name="DDE_LINK42"/>prefix-arg-str <text:bookmark-end text:name="DDE_LINK42"/><text:s text:c="3"/>optsep stmtend </text:p>
      <text:p text:style-name="P6"/>
      <text:p text:style-name="P6">belongs-to-stmt <text:s text:c="7"/>= belongs-to-keyword sep identifier-arg-str <text:s/>optsep </text:p>
      <text:p text:style-name="P6"><text:s text:c="25"/>"{" stmtsep </text:p>
      <text:p text:style-name="P6"><text:s text:c="29"/><text:bookmark-start text:name="DDE_LINK101"/>prefix-stmt stmtsep <text:bookmark-end text:name="DDE_LINK101"/></text:p>
      <text:p text:style-name="P6"><text:s text:c="25"/>"}" </text:p>
      <text:p text:style-name="P6"/>
      <text:p text:style-name="P6">organization-stmt <text:s text:c="5"/>= organization-keyword sep string <text:s text:c="3"/>optsep stmtend </text:p>
      <text:p text:style-name="Standard"/>
      <text:p text:style-name="P6">contact-stmt <text:s text:c="10"/>= contact-keyword sep string optsep stmtend </text:p>
      <text:p text:style-name="Standard"/>
      <text:p text:style-name="P6"><text:bookmark-start text:name="DDE_LINK62"/>description-stmt <text:bookmark-end text:name="DDE_LINK62"/><text:s text:c="6"/>= description-keyword sep string optsep stmtend </text:p>
      <text:p text:style-name="P6"/>
      <text:p text:style-name="P6"><text:bookmark-start text:name="DDE_LINK65"/>reference-stmt<text:bookmark-end text:name="DDE_LINK65"/> <text:s text:c="8"/>= reference-keyword sep string optsep stmtend </text:p>
      <text:p text:style-name="P6"/>
      <text:p text:style-name="P6"><text:bookmark-start text:name="DDE_LINK219"/>units<text:bookmark-end text:name="DDE_LINK219"/>-stmt <text:s text:c="12"/>= units-keyword sep string optsep stmtend </text:p>
      <text:p text:style-name="Standard"/>
      <text:p text:style-name="P6">revision-stmt <text:s text:c="9"/>= revision-keyword sep <text:bookmark-start text:name="DDE_LINK19"/>date-arg-str<text:bookmark-end text:name="DDE_LINK19"/> optsep </text:p>
      <text:p text:style-name="P6"><text:s text:c="25"/>(";" / </text:p>
      <text:p text:style-name="P6"><text:s text:c="26"/>"{" stmtsep </text:p>
      <text:p text:style-name="P6"><text:s text:c="30"/>[description-stmt <text:bookmark-start text:name="DDE_LINK90"/>stmtsep<text:bookmark-end text:name="DDE_LINK90"/>] </text:p>
      <text:p text:style-name="P6"><text:s text:c="26"/>"}") </text:p>
      <text:p text:style-name="P6"/>
      <text:p text:style-name="P6"><text:bookmark-start text:name="DDE_LINK56"/>extension-stmt<text:bookmark-end text:name="DDE_LINK56"/> <text:s text:c="8"/>= extension-keyword sep identifier-arg-str optsep </text:p>
      <text:p text:style-name="P6"><text:s text:c="25"/>(";" / </text:p>
      <text:p text:style-name="P6"><text:s text:c="26"/>"{" stmtsep <text:tab/></text:p>
      <text:p text:style-name="P6"><text:s text:c="30"/>;; these stmts can appear in any order </text:p>
      <text:p text:style-name="P6"><text:s text:c="30"/>[<text:bookmark-start text:name="DDE_LINK102"/><text:bookmark-start text:name="DDE_LINK92"/><text:bookmark-start text:name="DDE_LINK60"/>argument-stmt<text:bookmark-end text:name="DDE_LINK102"/><text:bookmark-end text:name="DDE_LINK92"/><text:bookmark-end text:name="DDE_LINK60"/> stmtsep] </text:p>
      <text:p text:style-name="P6"><text:s text:c="30"/>[<text:bookmark-start text:name="DDE_LINK104"/><text:bookmark-start text:name="DDE_LINK61"/>status-stmt<text:bookmark-end text:name="DDE_LINK61"/> <text:bookmark-end text:name="DDE_LINK104"/>stmtsep] </text:p>
      <text:p text:style-name="P6"><text:s text:c="30"/>[<text:bookmark-start text:name="DDE_LINK63"/>description-stmt<text:bookmark-end text:name="DDE_LINK63"/> stmtsep] </text:p>
      <text:p text:style-name="P6"><text:s text:c="30"/>[<text:bookmark-start text:name="DDE_LINK64"/>reference-stmt<text:bookmark-end text:name="DDE_LINK64"/> stmtsep] </text:p>
      <text:p text:style-name="P6"><text:s text:c="26"/>"}") </text:p>
      <text:p text:style-name="Standard"/>
      <text:p text:style-name="P6"><text:soft-page-break/>argument-stmt <text:s text:c="8"/>= argument-keyword sep identifier-arg-str optsep </text:p>
      <text:p text:style-name="P6"><text:s text:c="25"/>(";" / </text:p>
      <text:p text:style-name="P6"><text:s text:c="26"/>"{" stmtsep </text:p>
      <text:p text:style-name="P6"><text:s text:c="29"/>[yin-element-stmt stmtsep] </text:p>
      <text:p text:style-name="P6"><text:s text:c="26"/>"}") </text:p>
      <text:p text:style-name="Standard"/>
      <text:p text:style-name="P6"><text:bookmark-start text:name="DDE_LINK106"/>yin-element-stmt<text:bookmark-end text:name="DDE_LINK106"/> <text:s text:c="6"/>= yin-element-keyword sep yin-element-arg-str </text:p>
      <text:p text:style-name="P6"><text:s text:c="25"/><text:bookmark-start text:name="DDE_LINK105"/>stmtend<text:bookmark-end text:name="DDE_LINK105"/> </text:p>
      <text:p text:style-name="P6"/>
      <text:p text:style-name="P6">yin-element-arg-str <text:s text:c="3"/>= &lt; a string which matches the rule </text:p>
      <text:p text:style-name="P6"><text:s text:c="27"/>yin-element-arg &gt; </text:p>
      <text:p text:style-name="P6"/>
      <text:p text:style-name="P6">yin-element-arg <text:s text:c="7"/>= true-keyword / false-keyword </text:p>
      <text:p text:style-name="Standard"/>
      <text:p text:style-name="P6">identity-stmt <text:s text:c="9"/>= identity-keyword sep identifier-arg-str optsep </text:p>
      <text:p text:style-name="P6"><text:s text:c="25"/>(";" / </text:p>
      <text:p text:style-name="P6"><text:s text:c="26"/>"{" stmtsep </text:p>
      <text:p text:style-name="P6"><text:s text:c="30"/>;; these stmts can appear in any order </text:p>
      <text:p text:style-name="P6"><text:s text:c="30"/>[base-stmt stmtsep] </text:p>
      <text:p text:style-name="P6"><text:s text:c="30"/>[status-stmt stmtsep] </text:p>
      <text:p text:style-name="P6"><text:s text:c="30"/>[description-stmt stmtsep] </text:p>
      <text:p text:style-name="P6"><text:s text:c="30"/>[reference-stmt stmtsep] </text:p>
      <text:p text:style-name="P6"><text:s text:c="26"/>"}") </text:p>
      <text:p text:style-name="Standard"/>
      <text:p text:style-name="P6">base-stmt <text:s text:c="13"/>= base-keyword sep identifier-ref-arg-str <text:s/>optsep stmtend </text:p>
      <text:p text:style-name="Standard"/>
      <text:p text:style-name="P6">feature-stmt <text:s text:c="10"/>= <text:bookmark-start text:name="DDE_LINK68"/>feature-keyword<text:bookmark-end text:name="DDE_LINK68"/> sep identifier-arg-str optsep </text:p>
      <text:p text:style-name="P6"><text:s text:c="25"/>(";" / </text:p>
      <text:p text:style-name="P6"><text:s text:c="26"/>"{" stmtsep </text:p>
      <text:p text:style-name="P6"><text:s text:c="30"/>;; these stmts can appear in any order </text:p>
      <text:p text:style-name="P6"><text:s text:c="30"/>*(<text:bookmark-start text:name="DDE_LINK139"/>if-feature-stmt <text:bookmark-end text:name="DDE_LINK139"/>stmtsep) </text:p>
      <text:p text:style-name="P6"><text:s text:c="30"/>[status-stmt stmtsep] </text:p>
      <text:p text:style-name="P6"><text:s text:c="30"/>[description-stmt stmtsep] </text:p>
      <text:p text:style-name="P6"><text:s text:c="30"/>[reference-stmt stmtsep] </text:p>
      <text:p text:style-name="P6"><text:s text:c="26"/>"}") </text:p>
      <text:p text:style-name="P6"/>
      <text:p text:style-name="P6">if-feature-stmt <text:s text:c="7"/>= if-feature-keyword sep <text:bookmark-start text:name="DDE_LINK141"/>identifier-ref-arg-str<text:bookmark-end text:name="DDE_LINK141"/> optsep stmtend </text:p>
      <text:p text:style-name="Standard"/>
      <text:p text:style-name="P6">typedef-stmt <text:s text:c="10"/>= typedef-keyword sep identifier-arg-str optsep </text:p>
      <text:p text:style-name="P6"><text:s text:c="25"/>"{" stmtsep </text:p>
      <text:p text:style-name="P6"><text:s text:c="29"/>;; these stmts can appear in any order </text:p>
      <text:p text:style-name="P6"><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6"><text:s text:c="29"/>[<text:bookmark-start text:name="DDE_LINK162"/><text:bookmark-start text:name="DDE_LINK133"/>units-stmt<text:bookmark-end text:name="DDE_LINK133"/> <text:bookmark-end text:name="DDE_LINK162"/>stmtsep] </text:p>
      <text:p text:style-name="P6"><text:s text:c="29"/>[<text:bookmark-start text:name="DDE_LINK86"/>default-stmt<text:bookmark-end text:name="DDE_LINK86"/> stmtsep] </text:p>
      <text:p text:style-name="P6"><text:s text:c="29"/>[<text:bookmark-start text:name="DDE_LINK126"/>status-stmt<text:bookmark-end text:name="DDE_LINK126"/> stmtsep] </text:p>
      <text:p text:style-name="P6"><text:s text:c="29"/>[description-stmt stmtsep] </text:p>
      <text:p text:style-name="P6"><text:soft-page-break/><text:s text:c="29"/>[reference-stmt stmtsep] </text:p>
      <text:p text:style-name="P6"><text:s text:c="26"/>"}" </text:p>
      <text:p text:style-name="Standard"/>
      <text:p text:style-name="P6">type-stmt <text:s text:c="13"/>= type-keyword sep <text:bookmark-start text:name="DDE_LINK111"/><text:bookmark-start text:name="DDE_LINK"/>identifier-ref-arg-str<text:bookmark-end text:name="DDE_LINK111"/><text:bookmark-end text:name="DDE_LINK"/> optsep </text:p>
      <text:p text:style-name="P6"><text:s text:c="25"/>(";" / </text:p>
      <text:p text:style-name="P6"><text:s text:c="26"/>"{" stmtsep </text:p>
      <text:p text:style-name="P6"><text:s text:c="30"/><text:bookmark-start text:name="DDE_LINK96"/>type-body-stmts <text:bookmark-end text:name="DDE_LINK96"/></text:p>
      <text:p text:style-name="P6"><text:s text:c="26"/>"}") </text:p>
      <text:p text:style-name="P6"/>
      <text:p text:style-name="P6">type-body-stmts <text:s/>= <text:bookmark-start text:name="DDE_LINK114"/><text:bookmark-start text:name="DDE_LINK112"/>numerical-restrictions<text:bookmark-end text:name="DDE_LINK114"/><text:bookmark-end text:name="DDE_LINK112"/> / </text:p>
      <text:p text:style-name="P6"><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6">range-stmt <text:s text:c="12"/>= range-keyword sep <text:bookmark-start text:name="DDE_LINK115"/><text:bookmark-start text:name="DDE_LINK85"/><text:span text:style-name="T14">range-arg-str</text:span><text:bookmark-end text:name="DDE_LINK115"/><text:bookmark-end text:name="DDE_LINK85"/> optsep </text:p>
      <text:p text:style-name="P6"><text:s text:c="25"/>(";" / </text:p>
      <text:p text:style-name="P6"><text:s text:c="26"/>"{" stmtsep </text:p>
      <text:p text:style-name="P6"><text:s text:c="30"/>;; these stmts can appear in any order </text:p>
      <text:p text:style-name="P6"><text:s text:c="30"/>[<text:bookmark-start text:name="DDE_LINK125"/>error-message-stmt<text:bookmark-end text:name="DDE_LINK125"/> stmtsep] </text:p>
      <text:p text:style-name="P6"><text:s text:c="30"/>[error-app-tag-stmt stmtsep] </text:p>
      <text:p text:style-name="P6"><text:s text:c="30"/>[description-stmt stmtsep] </text:p>
      <text:p text:style-name="P6"><text:s text:c="30"/>[reference-stmt stmtsep] </text:p>
      <text:p text:style-name="P6"><text:s text:c="27"/>"}") </text:p>
      <text:p text:style-name="Standard"/>
      <text:p text:style-name="P6">string-restrictions <text:s text:c="3"/>= ;; these stmts can appear in any order </text:p>
      <text:p text:style-name="P6"><text:s text:c="25"/>[<text:bookmark-start text:name="DDE_LINK128"/>length-stmt<text:bookmark-end text:name="DDE_LINK128"/> stmtsep] </text:p>
      <text:p text:style-name="P6"><text:s text:c="25"/>*(<text:bookmark-start text:name="DDE_LINK129"/>pattern-stmt<text:bookmark-end text:name="DDE_LINK129"/> stmtsep) </text:p>
      <text:p text:style-name="P6"/>
      <text:p text:style-name="P6">length-stmt <text:s text:c="11"/>= length-keyword sep <text:bookmark-start text:name="DDE_LINK130"/><text:span text:style-name="T14">length-arg-str</text:span><text:bookmark-end text:name="DDE_LINK130"/> optsep </text:p>
      <text:p text:style-name="P6"><text:s text:c="25"/>(";" / </text:p>
      <text:p text:style-name="P6"><text:s text:c="26"/>"{" stmtsep </text:p>
      <text:p text:style-name="P6"><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7"/>"}") </text:p>
      <text:p text:style-name="P6"/>
      <text:p text:style-name="P6">pattern-stmt <text:s text:c="10"/>= pattern-keyword sep string optsep </text:p>
      <text:p text:style-name="P6"><text:s text:c="25"/>(";" / </text:p>
      <text:p text:style-name="P6"><text:s text:c="26"/>"{" stmtsep </text:p>
      <text:p text:style-name="P6"><text:soft-page-break/><text:s text:c="30"/>;; these stmts can appear in any order </text:p>
      <text:p text:style-name="P6"><text:s text:c="30"/>[error-message-stmt stmtsep] </text:p>
      <text:p text:style-name="P6"><text:s text:c="30"/>[error-app-tag-stmt stmtsep] </text:p>
      <text:p text:style-name="P6"><text:s text:c="30"/>[description-stmt stmtsep] </text:p>
      <text:p text:style-name="P6"><text:s text:c="30"/>[reference-stmt stmtsep] </text:p>
      <text:p text:style-name="P6"><text:s text:c="26"/>"}") </text:p>
      <text:p text:style-name="P6"/>
      <text:p text:style-name="P6">default-stmt <text:s text:c="10"/>= default-keyword sep string stmtend </text:p>
      <text:p text:style-name="Standard"/>
      <text:p text:style-name="P6">enum-specification <text:s text:c="4"/>= 1*(enum-stmt <text:bookmark-start text:name="DDE_LINK131"/>stmtsep<text:bookmark-end text:name="DDE_LINK131"/>) </text:p>
      <text:p text:style-name="Standard"/>
      <text:p text:style-name="P6">enum-stmt <text:s text:c="13"/>= enum-keyword sep string optsep </text:p>
      <text:p text:style-name="P6"><text:s text:c="25"/>(";" / </text:p>
      <text:p text:style-name="P6"><text:s text:c="26"/>"{" stmtsep </text:p>
      <text:p text:style-name="P6"><text:s text:c="30"/>;; these stmts can appear in any order </text:p>
      <text:p text:style-name="P6"><text:s text:c="30"/>[<text:bookmark-start text:name="DDE_LINK192"/>value-stmt<text:bookmark-end text:name="DDE_LINK192"/>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leafref-specification <text:s/>= ;; these stmts can appear in any order </text:p>
      <text:p text:style-name="P6"><text:s text:c="25"/>path-stmt stmtsep </text:p>
      <text:p text:style-name="P6"><text:s text:c="25"/>[require-instance-stmt stmtsep] </text:p>
      <text:p text:style-name="P6"/>
      <text:p text:style-name="P6">path-stmt <text:s text:c="13"/>= path-keyword sep <text:span text:style-name="T14">path-arg-str</text:span> stmtend </text:p>
      <text:p text:style-name="P6"/>
      <text:p text:style-name="P6">require-instance-stmt <text:s/>= <text:bookmark-start text:name="DDE_LINK136"/>require-instance-keyword<text:bookmark-end text:name="DDE_LINK136"/> sep require-instance-arg-str stmtend </text:p>
      <text:p text:style-name="Standard"/>
      <text:p text:style-name="P6">require-instance-arg-str = &lt; a string which matches the rule require-instance-arg &gt; </text:p>
      <text:p text:style-name="P6"/>
      <text:p text:style-name="P6">require-instance-arg <text:s text:c="2"/>= true-keyword / false-keyword </text:p>
      <text:p text:style-name="P6"/>
      <text:p text:style-name="P6">identityref-specification = ;; these stmts can appear in any order </text:p>
      <text:p text:style-name="P6"><text:s text:c="25"/><text:bookmark-start text:name="DDE_LINK137"/>base-stmt<text:bookmark-end text:name="DDE_LINK137"/> stmtsep </text:p>
      <text:p text:style-name="P6"><text:s text:c="25"/>[require-instance-stmt stmtsep] </text:p>
      <text:p text:style-name="Standard"/>
      <text:p text:style-name="P6"><text:bookmark-start text:name="DDE_LINK164"/>union-specification<text:bookmark-end text:name="DDE_LINK164"/> <text:s text:c="3"/>= 1*(type-stmt stmtsep) </text:p>
      <text:p text:style-name="Standard"/>
      <text:p text:style-name="P6">bits-specification <text:s text:c="4"/>= 1*(bit-stmt stmtsep) </text:p>
      <text:p text:style-name="P6"/>
      <text:p text:style-name="P6">bit-stmt <text:s text:c="14"/>= bit-keyword sep identifier-arg-str optsep </text:p>
      <text:p text:style-name="P6"><text:s text:c="25"/>(";" / </text:p>
      <text:p text:style-name="P6"><text:s text:c="26"/>"{" stmtsep </text:p>
      <text:p text:style-name="P6"><text:s text:c="30"/>;; these stmts can appear in any order </text:p>
      <text:p text:style-name="P6"><text:s text:c="30"/>[<text:bookmark-start text:name="DDE_LINK138"/>position-stmt <text:bookmark-end text:name="DDE_LINK138"/>stmtsep] </text:p>
      <text:p text:style-name="P6"><text:soft-page-break/><text:s text:c="30"/>[status-stmt stmtsep] </text:p>
      <text:p text:style-name="P6"><text:s text:c="30"/>[description-stmt stmtsep] </text:p>
      <text:p text:style-name="P6"><text:s text:c="30"/>[reference-stmt stmtsep] </text:p>
      <text:p text:style-name="P6"><text:s text:c="27"/>"}" ) </text:p>
      <text:p text:style-name="Standard"/>
      <text:p text:style-name="P6"><text:bookmark-start text:name="DDE_LINK239"/>position-stmt<text:bookmark-end text:name="DDE_LINK239"/> <text:s text:c="9"/>= position-keyword sep position-value-arg-str stmtend </text:p>
      <text:p text:style-name="P6"/>
      <text:p text:style-name="P6">position-value-arg-str = &lt; a string which matches the rule position-value-arg &gt; </text:p>
      <text:p text:style-name="P6"/>
      <text:p text:style-name="P6">position-value-arg <text:s text:c="4"/>= non-negative-decimal-value </text:p>
      <text:p text:style-name="Standard"><text:s/></text:p>
      <text:p text:style-name="P6">status-stmt <text:s text:c="11"/>= status-keyword sep status-arg-str stmtend </text:p>
      <text:p text:style-name="P6"/>
      <text:p text:style-name="P6">status-arg-str <text:s text:c="8"/>= &lt; a string which matches the rule </text:p>
      <text:p text:style-name="P6"><text:s text:c="27"/>status-arg &gt; </text:p>
      <text:p text:style-name="P6"/>
      <text:p text:style-name="P6">status-arg <text:s text:c="12"/>= <text:bookmark-start text:name="DDE_LINK58"/>current-keyword <text:bookmark-end text:name="DDE_LINK58"/>/ </text:p>
      <text:p text:style-name="P6"><text:s text:c="25"/><text:bookmark-start text:name="DDE_LINK59"/>obsolete-keyword<text:bookmark-end text:name="DDE_LINK59"/> / </text:p>
      <text:p text:style-name="P6"><text:s text:c="25"/>deprecated-keyword </text:p>
      <text:p text:style-name="P6"/>
      <text:p text:style-name="P6">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6">mandatory-stmt <text:s text:c="8"/>= mandatory-keyword sep mandatory-arg-str stmtend </text:p>
      <text:p text:style-name="Standard"/>
      <text:p text:style-name="P6">mandatory-arg-str <text:s text:c="5"/>= &lt; a string which matches the rule mandatory-arg &gt; </text:p>
      <text:p text:style-name="P6"/>
      <text:p text:style-name="P6">mandatory-arg <text:s text:c="9"/>= true-keyword / false-keyword </text:p>
      <text:p text:style-name="P6"/>
      <text:p text:style-name="P6"><text:bookmark-start text:name="DDE_LINK146"/>presence-stmt<text:bookmark-end text:name="DDE_LINK146"/> <text:s text:c="9"/>= presence-keyword sep string stmtend </text:p>
      <text:p text:style-name="Standard"/>
      <text:p text:style-name="P6">ordered-by-stmt <text:s text:c="7"/>= ordered-by-keyword sep <text:bookmark-start text:name="DDE_LINK237"/>ordered-by-arg-str<text:bookmark-end text:name="DDE_LINK237"/> stmtend </text:p>
      <text:p text:style-name="Standard"/>
      <text:p text:style-name="P6">ordered-by-arg-str <text:s text:c="4"/>= &lt; a string which matches the rule ordered-by-arg &gt; </text:p>
      <text:p text:style-name="P6"/>
      <text:p text:style-name="P6">ordered-by-arg <text:s text:c="8"/>= <text:bookmark-start text:name="DDE_LINK157"/>user-keyword <text:bookmark-end text:name="DDE_LINK157"/>/ <text:bookmark-start text:name="DDE_LINK238"/>system-keyword <text:bookmark-end text:name="DDE_LINK238"/></text:p>
      <text:p text:style-name="P6"/>
      <text:p text:style-name="P6">must-stmt <text:s text:c="13"/>= must-keyword sep string optsep </text:p>
      <text:p text:style-name="P6"><text:s text:c="25"/>(";" / </text:p>
      <text:p text:style-name="P6"><text:s text:c="25"/>"{" stmtsep </text:p>
      <text:p text:style-name="P6"><text:s text:c="30"/>;; these stmts can appear in any order </text:p>
      <text:p text:style-name="P6"><text:s text:c="30"/>[error-message-stmt stmtsep] </text:p>
      <text:p text:style-name="P6"><text:s text:c="30"/>[error-app-tag-stmt stmtsep] </text:p>
      <text:p text:style-name="P6"><text:soft-page-break/><text:s text:c="30"/>[description-stmt stmtsep] </text:p>
      <text:p text:style-name="P6"><text:s text:c="30"/>[reference-stmt stmtsep] </text:p>
      <text:p text:style-name="P6"><text:s text:c="27"/>"}") </text:p>
      <text:p text:style-name="P6"/>
      <text:p text:style-name="P6">error-message-stmt <text:s text:c="4"/>= error-message-keyword sep string stmtend </text:p>
      <text:p text:style-name="Standard"/>
      <text:p text:style-name="P6">error-app-tag-stmt <text:s text:c="4"/>= error-app-tag-keyword sep string stmtend </text:p>
      <text:p text:style-name="Standard"/>
      <text:p text:style-name="Standard"/>
      <text:p text:style-name="P6">min-elements-stmt <text:s text:c="5"/>= min-elements-keyword sep min-value-arg-str stmtend; </text:p>
      <text:p text:style-name="P6"/>
      <text:p text:style-name="P6">min-value-arg-str <text:s text:c="5"/>= &lt; a string which matches the rule min-value-arg &gt; </text:p>
      <text:p text:style-name="P6"/>
      <text:p text:style-name="P6">min-value-arg <text:s text:c="9"/>= <text:bookmark-start text:name="DDE_LINK240"/>non-negative-decimal-value<text:bookmark-end text:name="DDE_LINK240"/> </text:p>
      <text:p text:style-name="P6"/>
      <text:p text:style-name="P6">max-elements-stmt <text:s text:c="5"/>= max-elements-keyword sep max-value-arg-str stmtend; </text:p>
      <text:p text:style-name="P6"/>
      <text:p text:style-name="P6">max-value-arg-str <text:s text:c="5"/>= &lt; a string which matches the rule max-value-arg &gt; </text:p>
      <text:p text:style-name="P6"/>
      <text:p text:style-name="P6">max-value-arg <text:s text:c="9"/>= unbounded-keyword / positive-decimal-value </text:p>
      <text:p text:style-name="P6"/>
      <text:p text:style-name="P6">value-stmt <text:s text:c="12"/>= value-keyword sep decimal-value stmtend </text:p>
      <text:p text:style-name="Standard"/>
      <text:p text:style-name="P6">grouping-stmt <text:s text:c="9"/>= grouping-keyword sep identifier-arg-str optsep </text:p>
      <text:p text:style-name="P6"><text:s text:c="25"/>(";" / </text:p>
      <text:p text:style-name="P6"><text:s text:c="26"/>"{" stmtsep </text:p>
      <text:p text:style-name="P6"><text:s text:c="30"/>;; these stmts can appear in any order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text:bookmark-start text:name="DDE_LINK208"/>data-def-stmt<text:bookmark-end text:name="DDE_LINK208"/> stmtsep) </text:p>
      <text:p text:style-name="P6"><text:s text:c="26"/>"}") </text:p>
      <text:p text:style-name="Standard"/>
      <text:p text:style-name="P6">container-stmt <text:s text:c="8"/>= container-keyword sep identifier-arg-str optsep </text:p>
      <text:p text:style-name="P6"><text:s text:c="25"/>(";" / </text:p>
      <text:p text:style-name="P6"><text:s text:c="26"/>"{" stmtsep </text:p>
      <text:p text:style-name="P6"><text:s text:c="30"/>;; these stmts can appear in any order </text:p>
      <text:p text:style-name="P6"><text:s text:c="30"/>[<text:bookmark-start text:name="DDE_LINK148"/>when-stmt<text:bookmark-end text:name="DDE_LINK148"/> stmtsep] </text:p>
      <text:p text:style-name="P6"><text:s text:c="29"/>*(if-feature-stmt stmtsep) </text:p>
      <text:p text:style-name="P6"><text:s text:c="30"/>*(must-stmt stmtsep) </text:p>
      <text:p text:style-name="P6"><text:s text:c="30"/>[presence-stmt stmtsep] </text:p>
      <text:p text:style-name="P7"><text:s text:c="30"/>[<text:bookmark-start text:name="DDE_LINK147"/>config-stmt<text:bookmark-end text:name="DDE_LINK147"/> stmtsep] </text:p>
      <text:p text:style-name="P7"><text:s text:c="30"/>[status-stmt stmtsep] </text:p>
      <text:p text:style-name="P7"><text:s text:c="30"/>[description-stmt stmtsep] </text:p>
      <text:p text:style-name="P7"><text:s text:c="30"/>[reference-stmt stmtsep] </text:p>
      <text:p text:style-name="P7"><text:soft-page-break/><text:s text:c="30"/>*((typedef-stmt / grouping-stmt) stmtsep) </text:p>
      <text:p text:style-name="P6"><text:s text:c="30"/>*(data-def-stmt stmtsep) </text:p>
      <text:p text:style-name="P6"><text:s text:c="26"/>"}") </text:p>
      <text:p text:style-name="Standard"/>
      <text:p text:style-name="P6">leaf-stmt <text:s text:c="13"/>= leaf-keyword sep identifier-arg-str optsep </text:p>
      <text:p text:style-name="P6"><text:s text:c="25"/>"{" stmtsep </text:p>
      <text:p text:style-name="P6"><text:s text:c="29"/>;; these stmts can appear in any order </text:p>
      <text:p text:style-name="P6"><text:s text:c="29"/>[when-stmt stmtsep] </text:p>
      <text:p text:style-name="P6"><text:s text:c="29"/>*(if-feature-stmt stmtsep) </text:p>
      <text:p text:style-name="Standard"><text:s text:c="29"/><text:span text:style-name="T7">type-stmt stmtsep </text:span></text:p>
      <text:p text:style-name="P6"><text:s text:c="29"/>[units-stmt stmtsep] </text:p>
      <text:p text:style-name="P6"><text:s text:c="29"/>*(must-stmt stmtsep) </text:p>
      <text:p text:style-name="P6"><text:s text:c="29"/>[default-stmt stmtsep] </text:p>
      <text:p text:style-name="P6"><text:s text:c="29"/>[config-stmt stmtsep] </text:p>
      <text:p text:style-name="P6"><text:s text:c="29"/>[<text:bookmark-start text:name="DDE_LINK150"/>mandatory-stmt<text:bookmark-end text:name="DDE_LINK150"/> stmtsep] </text:p>
      <text:p text:style-name="P6"><text:s text:c="29"/>[status-stmt stmtsep] </text:p>
      <text:p text:style-name="P6"><text:s text:c="29"/>[description-stmt stmtsep] </text:p>
      <text:p text:style-name="P6"><text:s text:c="29"/>[reference-stmt stmtsep] </text:p>
      <text:p text:style-name="P6"><text:s text:c="26"/>"}" </text:p>
      <text:p text:style-name="Standard"/>
      <text:p text:style-name="P6"><text:bookmark-start text:name="DDE_LINK227"/>leaf-list-stmt <text:s text:c="8"/>= leaf-list-keyword sep identifier-arg-str optsep <text:bookmark-end text:name="DDE_LINK227"/></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type-stmt stmtsep </text:p>
      <text:p text:style-name="P6"><text:s text:c="29"/>[units-stmt stmtsep] </text:p>
      <text:p text:style-name="P6"><text:s text:c="29"/>*(must-stmt stmtsep) </text:p>
      <text:p text:style-name="P6"><text:s text:c="29"/>[config-stmt stmtsep] </text:p>
      <text:p text:style-name="P6"><text:s text:c="29"/>[<text:bookmark-start text:name="DDE_LINK154"/>min-elements-stmt<text:bookmark-end text:name="DDE_LINK154"/> stmtsep] </text:p>
      <text:p text:style-name="P6"><text:s text:c="29"/>[max-elements-stmt stmtsep] </text:p>
      <text:p text:style-name="P6"><text:s text:c="29"/>[<text:bookmark-start text:name="DDE_LINK236"/><text:bookmark-start text:name="DDE_LINK155"/>ordered-by-stmt<text:bookmark-end text:name="DDE_LINK236"/><text:bookmark-end text:name="DDE_LINK155"/> stmtsep] </text:p>
      <text:p text:style-name="P6"><text:s text:c="29"/>[status-stmt stmtsep] </text:p>
      <text:p text:style-name="P6"><text:s text:c="29"/>[description-stmt stmtsep] </text:p>
      <text:p text:style-name="P6"><text:s text:c="29"/>[reference-stmt stmtsep] </text:p>
      <text:p text:style-name="P6"><text:s text:c="26"/>"}" </text:p>
      <text:p text:style-name="P6"/>
      <text:p text:style-name="P6">list-stmt <text:s text:c="8"/>= list-keyword sep identifier-arg-str optsep </text:p>
      <text:p text:style-name="P6"><text:s text:c="29"/>;; these stmts can appear in any order </text:p>
      <text:p text:style-name="P6"><text:s text:c="28"/>[when-stmt stmtsep] </text:p>
      <text:p text:style-name="P6"><text:s text:c="29"/>*(if-feature-stmt stmtsep) </text:p>
      <text:p text:style-name="P6"><text:s text:c="29"/>*(must-stmt stmtsep) </text:p>
      <text:p text:style-name="P6"><text:s text:c="29"/>[<text:bookmark-start text:name="DDE_LINK161"/>key-stmt<text:bookmark-end text:name="DDE_LINK161"/> stmtsep] </text:p>
      <text:p text:style-name="P6"><text:s text:c="29"/>*(<text:bookmark-start text:name="DDE_LINK160"/>unique-stmt<text:bookmark-end text:name="DDE_LINK160"/> stmtsep) </text:p>
      <text:p text:style-name="P6"><text:s text:c="29"/>[config-stmt stmtsep] </text:p>
      <text:p text:style-name="P6"><text:s text:c="29"/>[min-elements-stmt stmtsep] </text:p>
      <text:p text:style-name="P6"><text:soft-page-break/><text:s text:c="29"/>[max-elements-stmt stmtsep] </text:p>
      <text:p text:style-name="P6"><text:s text:c="29"/>[ordered-by-stmt stmtsep] </text:p>
      <text:p text:style-name="P6"><text:s text:c="29"/>[status-stmt stmtsep] </text:p>
      <text:p text:style-name="P6"><text:s text:c="29"/>[description-stmt stmtsep] </text:p>
      <text:p text:style-name="P6"><text:s text:c="29"/>[reference-stmt stmtsep] </text:p>
      <text:p text:style-name="P6"><text:s text:c="29"/>*((typedef-stmt / grouping-stmt) stmtsep) </text:p>
      <text:p text:style-name="P6"><text:s text:c="29"/>1*(data-def-stmt stmtsep) </text:p>
      <text:p text:style-name="P6"><text:s text:c="26"/>"}" </text:p>
      <text:p text:style-name="Standard"/>
      <text:p text:style-name="P6"><text:bookmark-start text:name="DDE_LINK228"/>key-stmt<text:bookmark-end text:name="DDE_LINK228"/> <text:s text:c="14"/>= key-keyword sep key-arg-str stmtend </text:p>
      <text:p text:style-name="P6"/>
      <text:p text:style-name="P6">key-arg-str <text:s text:c="11"/>= &lt; a string which matches the rule key-arg &gt; </text:p>
      <text:p text:style-name="P6"/>
      <text:p text:style-name="P6">key-arg <text:s text:c="15"/>= identifier *(<text:bookmark-start text:name="DDE_LINK226"/>sep<text:bookmark-end text:name="DDE_LINK226"/> identifier) </text:p>
      <text:p text:style-name="P6"/>
      <text:p text:style-name="P6">unique-stmt <text:s text:c="11"/>= unique-keyword sep <text:bookmark-start text:name="DDE_LINK165"/>unique-arg-str<text:bookmark-end text:name="DDE_LINK165"/> stmtend </text:p>
      <text:p text:style-name="P6"/>
      <text:p text:style-name="P6">unique-arg-str <text:s text:c="8"/>= &lt; a string which matches the rule <text:s/>unique-arg &gt; </text:p>
      <text:p text:style-name="P6"/>
      <text:p text:style-name="P6">unique-arg <text:s text:c="12"/>= <text:bookmark-start text:name="DDE_LINK232"/>descendant-schema-nodeid<text:bookmark-end text:name="DDE_LINK232"/> *(sep descendant-schema-nodeid) </text:p>
      <text:p text:style-name="P6"/>
      <text:p text:style-name="P6">choice-stmt <text:s text:c="11"/>= choice-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text:bookmark-start text:name="DDE_LINK242"/>default-stmt<text:bookmark-end text:name="DDE_LINK242"/>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Standard"><text:s text:c="30"/><text:span text:style-name="T7">*((short-case-stmt / case-stmt) stmtsep) </text:span></text:p>
      <text:p text:style-name="P6"><text:s text:c="26"/>"}") </text:p>
      <text:p text:style-name="Standard"/>
      <text:p text:style-name="P6">short-case-stmt <text:s text:c="7"/>= container-stmt / </text:p>
      <text:p text:style-name="P6"><text:s text:c="25"/>leaf-stmt / </text:p>
      <text:p text:style-name="P6"><text:s text:c="25"/>leaf-list-stmt / </text:p>
      <text:p text:style-name="P6"><text:s text:c="25"/>list-stmt / </text:p>
      <text:p text:style-name="P6"><text:s text:c="25"/>anyxml-stmt </text:p>
      <text:p text:style-name="Standard"/>
      <text:p text:style-name="P6">case-stmt <text:s text:c="13"/>= case-keyword sep identifier-arg-str optsep </text:p>
      <text:p text:style-name="P6"><text:s text:c="25"/>(";" / </text:p>
      <text:p text:style-name="P6"><text:s text:c="26"/>"{" stmtsep </text:p>
      <text:p text:style-name="P6"><text:s text:c="30"/>;; these stmts can appear in any order </text:p>
      <text:p text:style-name="P6"><text:soft-page-break/><text:s text:c="30"/>[when-stmt stmtsep]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ext:bookmark-start text:name="DDE_LINK207"/><text:bookmark-start text:name="DDE_LINK196"/>case-data-def-stmt<text:bookmark-end text:name="DDE_LINK207"/><text:bookmark-end text:name="DDE_LINK196"/> stmtsep) </text:p>
      <text:p text:style-name="P6"><text:s text:c="26"/>"}") </text:p>
      <text:p text:style-name="Standard"/>
      <text:p text:style-name="P6">anyxml-stmt <text:s text:c="11"/>= anyxml-keyword sep identifier-arg-str optsep </text:p>
      <text:p text:style-name="P6"><text:s text:c="25"/>(";" / </text:p>
      <text:p text:style-name="P6"><text:s text:c="26"/>"{" stmtsep </text:p>
      <text:p text:style-name="P6"><text:s text:c="30"/>;; these stmts can appear in any order </text:p>
      <text:p text:style-name="P6"><text:s text:c="30"/>[when-stmt stmtsep] </text:p>
      <text:p text:style-name="P6"><text:s text:c="30"/>*(if-feature-stmt stmtsep) </text:p>
      <text:p text:style-name="P6"><text:s text:c="30"/>*(must-stmt stmtsep) </text:p>
      <text:p text:style-name="P6"><text:s text:c="30"/>[config-stmt stmtsep] </text:p>
      <text:p text:style-name="P6"><text:s text:c="30"/>[mandatory-stmt stmtsep] </text:p>
      <text:p text:style-name="P6"><text:s text:c="30"/>[status-stmt stmtsep] </text:p>
      <text:p text:style-name="P6"><text:s text:c="30"/>[description-stmt stmtsep] </text:p>
      <text:p text:style-name="P6"><text:s text:c="30"/>[reference-stmt stmtsep] </text:p>
      <text:p text:style-name="P6"><text:s text:c="27"/>"}") </text:p>
      <text:p text:style-name="Standard"/>
      <text:p text:style-name="P6">uses-stmt <text:s text:c="13"/>= uses-keyword sep identifier-ref-arg-str optsep </text:p>
      <text:p text:style-name="P6"><text:s text:c="25"/>(";" / </text:p>
      <text:p text:style-name="P6"><text:s text:c="26"/>"{" stmtsep </text:p>
      <text:p text:style-name="P6"><text:s text:c="30"/>;; these stmts can appear in any order </text:p>
      <text:p text:style-name="Standard"><text:span text:style-name="T7"><text:s text:c="30"/>[when-stmt stmtsep]</text:span>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refine-stmt stmtsep) </text:p>
      <text:p text:style-name="P6"><text:s text:c="30"/>*(uses-augment-stmt stmtsep) </text:p>
      <text:p text:style-name="P6"><text:s text:c="26"/>"}") </text:p>
      <text:p text:style-name="Standard"/>
      <text:p text:style-name="P6"/>
      <text:p text:style-name="P17">TODO: check 'refine' type </text:p>
      <text:p text:style-name="P6">refine-stmt <text:s text:c="11"/>= refine-keyword sep <text:span text:style-name="T14">refine-arg-str</text:span> optsep </text:p>
      <text:p text:style-name="P6"><text:s text:c="25"/>(";" / </text:p>
      <text:p text:style-name="P6"><text:s text:c="26"/>"{" stmtsep </text:p>
      <text:p text:style-name="P6"><text:s text:c="30"/>(<text:bookmark-start text:name="DDE_LINK174"/>refine-container-stmts<text:bookmark-end text:name="DDE_LINK174"/> / <text:s/></text:p>
      <text:p text:style-name="P6"><text:s text:c="31"/>refine-leaf-stmts / </text:p>
      <text:p text:style-name="P6"><text:s text:c="31"/>refine-leaf-list-stmts / </text:p>
      <text:p text:style-name="P6"><text:s text:c="31"/>refine-list-stmts / </text:p>
      <text:p text:style-name="P6"><text:s text:c="31"/>refine-choice-stmts / </text:p>
      <text:p text:style-name="P6"><text:s text:c="31"/>refine-case-stmts / </text:p>
      <text:p text:style-name="P6"><text:soft-page-break/><text:s text:c="31"/>refine-anyxml-stmts) </text:p>
      <text:p text:style-name="P6"><text:s text:c="26"/>"}") </text:p>
      <text:p text:style-name="P6"/>
      <text:p text:style-name="P6">refine-arg-str <text:s text:c="8"/>= &lt; a string which matches the rule <text:s/>refine-arg &gt; </text:p>
      <text:p text:style-name="P6"/>
      <text:p text:style-name="P6">refine-arg <text:s text:c="12"/>= <text:bookmark-start text:name="DDE_LINK173"/><text:bookmark-start text:name="DDE_LINK172"/>descendant-schema-nodeid<text:bookmark-end text:name="DDE_LINK173"/><text:bookmark-end text:name="DDE_LINK172"/> </text:p>
      <text:p text:style-name="P6"/>
      <text:p text:style-name="P6">refine-container-stmts = ;; these stmts can appear in any order </text:p>
      <text:p text:style-name="P6"><text:s text:c="25"/>*(must-stmt stmtsep) </text:p>
      <text:p text:style-name="P6"><text:s text:c="25"/>[presence-stmt stmtsep] </text:p>
      <text:p text:style-name="P6"><text:s text:c="25"/>[config-stmt stmtsep] </text:p>
      <text:p text:style-name="P6"><text:s text:c="25"/>[description-stmt stmtsep] </text:p>
      <text:p text:style-name="P6"><text:s text:c="25"/>[reference-stmt stmtsep] </text:p>
      <text:p text:style-name="P6"/>
      <text:p text:style-name="P6">refine-leaf-stmts <text:s text:c="5"/>= ;; these stmts can appear in any order </text:p>
      <text:p text:style-name="P6"><text:s text:c="25"/>*(must-stmt stmtsep)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leaf-list-stmts =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list-stmts <text:s text:c="5"/>= ;; these stmts can appear in any order </text:p>
      <text:p text:style-name="P6"><text:s text:c="25"/>*(must-stmt stmtsep) </text:p>
      <text:p text:style-name="P6"><text:s text:c="25"/>[config-stmt stmtsep] </text:p>
      <text:p text:style-name="P6"><text:s text:c="25"/>[min-elements-stmt stmtsep] </text:p>
      <text:p text:style-name="P6"><text:s text:c="25"/>[max-elements-stmt stmtsep] </text:p>
      <text:p text:style-name="P6"><text:s text:c="25"/>[description-stmt stmtsep] </text:p>
      <text:p text:style-name="P6"><text:s text:c="25"/>[reference-stmt stmtsep] </text:p>
      <text:p text:style-name="P6"/>
      <text:p text:style-name="P6">refine-choice-stmts <text:s text:c="3"/>= ;; these stmts can appear in any order </text:p>
      <text:p text:style-name="P6"><text:s text:c="25"/>[default-stmt stmtsep]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refine-case-stmts <text:s text:c="5"/>= ;; these stmts can appear in any order </text:p>
      <text:p text:style-name="P6"><text:soft-page-break/><text:s text:c="25"/>[description-stmt stmtsep] </text:p>
      <text:p text:style-name="P6"><text:s text:c="25"/>[reference-stmt stmtsep] </text:p>
      <text:p text:style-name="P6"/>
      <text:p text:style-name="Standard"/>
      <text:p text:style-name="P6">refine-anyxml-stmts <text:s text:c="3"/>= ;; these stmts can appear in any order </text:p>
      <text:p text:style-name="P6"><text:s text:c="25"/>[config-stmt stmtsep] </text:p>
      <text:p text:style-name="P6"><text:s text:c="25"/>[mandatory-stmt stmtsep] </text:p>
      <text:p text:style-name="P6"><text:s text:c="25"/>[description-stmt stmtsep] </text:p>
      <text:p text:style-name="P6"><text:s text:c="25"/>[reference-stmt stmtsep] </text:p>
      <text:p text:style-name="P6"/>
      <text:p text:style-name="P6"><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s text:c="29"/>1*((<text:bookmark-start text:name="DDE_LINK216"/>data-def-stmt stmtsep<text:bookmark-end text:name="DDE_LINK216"/>) / (case-stmt stmtsep)) </text:p>
      <text:p text:style-name="P6"><text:s text:c="26"/>"}" </text:p>
      <text:p text:style-name="Standard"/>
      <text:p text:style-name="P6">uses-augment-arg-str <text:s text:c="2"/>= &lt; a string which matches the rule uses-augment-arg &gt; </text:p>
      <text:p text:style-name="P6"/>
      <text:p text:style-name="P6">uses-augment-arg <text:s text:c="6"/>= <text:bookmark-start text:name="DDE_LINK209"/>descendant-schema-nodeid<text:bookmark-end text:name="DDE_LINK209"/> </text:p>
      <text:p text:style-name="P6"/>
      <text:p text:style-name="P6">augment-stmt <text:s text:c="10"/>= augment-keyword sep <text:bookmark-start text:name="DDE_LINK175"/>augment-arg-str<text:bookmark-end text:name="DDE_LINK175"/> optsep </text:p>
      <text:p text:style-name="P6"><text:s text:c="25"/>"{" stmtsep </text:p>
      <text:p text:style-name="P6"><text:s text:c="29"/>;; these stmts can appear in any order </text:p>
      <text:p text:style-name="P6"><text:s text:c="29"/>[when-stmt stmtsep] </text:p>
      <text:p text:style-name="P6"><text:s text:c="29"/>*(if-feature-stmt stmtsep) </text:p>
      <text:p text:style-name="P6"><text:s text:c="29"/>[status-stmt stmtsep] </text:p>
      <text:p text:style-name="P6"><text:s text:c="29"/>[description-stmt stmtsep] </text:p>
      <text:p text:style-name="P6"><text:s text:c="29"/>[reference-stmt stmtsep] </text:p>
      <text:p text:style-name="P6"><text:bookmark-start text:name="DDE_LINK176"/><text:s text:c="29"/>1*((<text:bookmark-start text:name="DDE_LINK218"/>data-def-stmt<text:bookmark-end text:name="DDE_LINK218"/> stmtsep) / (case-stmt stmtsep)) <text:bookmark-end text:name="DDE_LINK176"/></text:p>
      <text:p text:style-name="P6"><text:s text:c="26"/>"}" </text:p>
      <text:p text:style-name="Standard"/>
      <text:p text:style-name="P6">augment-arg-str <text:s text:c="7"/>= &lt; a string which matches the rule augment-arg &gt; </text:p>
      <text:p text:style-name="P6"/>
      <text:p text:style-name="P6">augment-arg <text:s text:c="11"/>= absolute-schema-nodeid </text:p>
      <text:p text:style-name="P6"/>
      <text:p text:style-name="P6">unknown-statement <text:s text:c="5"/>= prefix ":" <text:bookmark-start text:name="DDE_LINK33"/>identifier<text:bookmark-end text:name="DDE_LINK33"/> [<text:bookmark-start text:name="DDE_LINK194"/>sep<text:bookmark-end text:name="DDE_LINK194"/> string] optsep </text:p>
      <text:p text:style-name="P6"><text:s text:c="25"/><text:bookmark-start text:name="DDE_LINK37"/>(";" / "{" <text:bookmark-start text:name="DDE_LINK107"/>*<text:bookmark-end text:name="DDE_LINK107"/>unknown-statement "}") <text:bookmark-end text:name="DDE_LINK37"/></text:p>
      <text:p text:style-name="P6"/>
      <text:p text:style-name="P6">when-stmt <text:s text:c="13"/>= when-keyword sep string stmtend </text:p>
      <text:p text:style-name="Standard"/>
      <text:p text:style-name="P6">rpc-stmt <text:s text:c="14"/>= rpc-keyword sep identifier-arg-str optsep </text:p>
      <text:p text:style-name="P6"><text:soft-page-break/><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input-stmt stmtsep] </text:p>
      <text:p text:style-name="P6"><text:s text:c="30"/>[output-stmt stmtsep] </text:p>
      <text:p text:style-name="P6"><text:s text:c="26"/>"}") </text:p>
      <text:p text:style-name="Standard"/>
      <text:p text:style-name="P6">input-stmt <text:s text:c="12"/>= input-keyword optsep </text:p>
      <text:p text:style-name="P6"><text:s text:c="25"/>"{" stmtsep </text:p>
      <text:p text:style-name="P6"><text:s text:c="29"/>;; these stmts can appear in any order </text:p>
      <text:p text:style-name="P6"><text:s text:c="29"/>*((typedef-stmt / <text:s/>grouping-stmt) stmtsep) </text:p>
      <text:p text:style-name="P6"><text:s text:c="29"/><text:bookmark-start text:name="DDE_LINK180"/>1*(data-def-stmt stmtsep) <text:bookmark-end text:name="DDE_LINK180"/></text:p>
      <text:p text:style-name="P6"><text:s text:c="25"/>"}" </text:p>
      <text:p text:style-name="P6"/>
      <text:p text:style-name="P6">output-stmt <text:s text:c="11"/>= output-keyword optsep </text:p>
      <text:p text:style-name="P6"><text:s text:c="25"/>"{" stmtsep </text:p>
      <text:p text:style-name="P6"><text:s text:c="29"/>;; these stmts can appear in any order </text:p>
      <text:p text:style-name="P6"><text:s text:c="29"/>*((typedef-stmt / grouping-stmt) stmtsep) </text:p>
      <text:p text:style-name="P6"><text:s text:c="29"/>1*(data-def-stmt stmtsep) </text:p>
      <text:p text:style-name="P6"><text:s text:c="25"/>"}" </text:p>
      <text:p text:style-name="P6"/>
      <text:p text:style-name="P6">notification-stmt <text:s text:c="5"/>= notification-keyword sep identifier-arg-str optsep </text:p>
      <text:p text:style-name="P6"><text:s text:c="25"/>(";" / </text:p>
      <text:p text:style-name="P6"><text:s text:c="26"/>"{" stmtsep </text:p>
      <text:p text:style-name="P6"><text:s text:c="30"/>;; these stmts can appear in any order </text:p>
      <text:p text:style-name="P6"><text:s text:c="30"/>*(if-feature-stmt stmtsep) </text:p>
      <text:p text:style-name="P6"><text:s text:c="30"/>[status-stmt stmtsep] </text:p>
      <text:p text:style-name="P6"><text:s text:c="30"/>[description-stmt stmtsep] </text:p>
      <text:p text:style-name="P6"><text:s text:c="30"/>[reference-stmt stmtsep] </text:p>
      <text:p text:style-name="P6"><text:s text:c="30"/>*((typedef-stmt / grouping-stmt) stmtsep) </text:p>
      <text:p text:style-name="P6"><text:s text:c="30"/>*(data-def-stmt stmtsep) </text:p>
      <text:p text:style-name="P6"><text:s text:c="26"/>"}") </text:p>
      <text:p text:style-name="Standard"/>
      <text:p text:style-name="P17">TODO: <text:s/><text:tab/>1. <text:s/>validate the (deviate-not-supported-stmt / 1*(deviate-add-stmt / deviate-replace-stmt / deviate-delete-stmt)) </text:p>
      <text:p text:style-name="P17"><text:tab/><text:tab/>2. validate deviation-arg-str</text:p>
      <text:p text:style-name="P17"><text:span text:style-name="T7">deviation-stmt <text:s text:c="8"/>= deviation-keyword sep </text:span><text:bookmark-start text:name="DDE_LINK182"/>deviation-arg-str<text:bookmark-end text:name="DDE_LINK182"/><text:span text:style-name="T7"> optsep </text:span></text:p>
      <text:p text:style-name="P6"><text:s text:c="25"/>"{" stmtsep </text:p>
      <text:p text:style-name="P6"><text:s text:c="29"/>;; these stmts can appear in any order </text:p>
      <text:p text:style-name="P6"><text:s text:c="29"/>[description-stmt stmtsep] </text:p>
      <text:p text:style-name="P6"><text:s text:c="29"/>[reference-stmt stmtsep] </text:p>
      <text:p text:style-name="Standard"><text:soft-page-break/><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delete-stmt)) </text:span><text:bookmark-end text:name="DDE_LINK183"/></text:p>
      <text:p text:style-name="P6"><text:s text:c="25"/>"}" </text:p>
      <text:p text:style-name="Standard"/>
      <text:p text:style-name="P6">deviation-arg-str <text:s text:c="5"/>= &lt; a string which matches the rule deviation-arg &gt; </text:p>
      <text:p text:style-name="P6"/>
      <text:p text:style-name="P6">deviation-arg <text:s text:c="9"/>= absolute-schema-nodeid </text:p>
      <text:p text:style-name="Standard"/>
      <text:p text:style-name="P6"><text:bookmark-start text:name="DDE_LINK185"/>deviate-not-supported-stmt<text:bookmark-end text:name="DDE_LINK185"/> = <text:s text:c="2"/>deviate-keyword sep not-supported-keyword optsep </text:p>
      <text:p text:style-name="P6"><text:s text:c="25"/>(";" / </text:p>
      <text:p text:style-name="P6"><text:s text:c="26"/>"{" stmtsep </text:p>
      <text:p text:style-name="P6"><text:s text:c="26"/>"}") </text:p>
      <text:p text:style-name="P6"/>
      <text:p text:style-name="P6">deviate-add-stmt <text:s text:c="6"/>= deviate-keyword sep add-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
      <text:p text:style-name="P6">deviate-delete-stmt <text:s text:c="3"/>= deviate-keyword sep delete-keyword optsep </text:p>
      <text:p text:style-name="P6"><text:s text:c="25"/>(";" / </text:p>
      <text:p text:style-name="P6"><text:s text:c="26"/>"{" stmtsep </text:p>
      <text:p text:style-name="P6"><text:s text:c="30"/>[units-stmt stmtsep] </text:p>
      <text:p text:style-name="P6"><text:s text:c="30"/>*(must-stmt stmtsep) </text:p>
      <text:p text:style-name="P6"><text:s text:c="30"/>*(unique-stmt stmtsep) </text:p>
      <text:p text:style-name="P6"><text:s text:c="30"/>[default-stmt stmtsep] </text:p>
      <text:p text:style-name="P6"><text:s text:c="26"/>"}") </text:p>
      <text:p text:style-name="Standard"/>
      <text:p text:style-name="P6">deviate-replace-stmt <text:s text:c="2"/>= deviate-keyword sep replace-keyword optsep </text:p>
      <text:p text:style-name="P6"><text:s text:c="25"/>(";" / </text:p>
      <text:p text:style-name="P6"><text:s text:c="25"/>"{" stmtsep </text:p>
      <text:p text:style-name="P6"><text:s text:c="30"/>[type-stmt stmtsep] </text:p>
      <text:p text:style-name="P6"><text:s text:c="30"/>[units-stmt stmtsep] </text:p>
      <text:p text:style-name="P6"><text:s text:c="30"/>[default-stmt stmtsep] </text:p>
      <text:p text:style-name="P6"><text:s text:c="30"/>[config-stmt stmtsep] </text:p>
      <text:p text:style-name="P6"><text:s text:c="30"/>[mandatory-stmt stmtsep] </text:p>
      <text:p text:style-name="P6"><text:s text:c="30"/>[min-elements-stmt stmtsep] </text:p>
      <text:p text:style-name="P6"><text:s text:c="30"/>[max-elements-stmt stmtsep] </text:p>
      <text:p text:style-name="P6"><text:s text:c="26"/>"}") </text:p>
      <text:p text:style-name="Standard"><text:soft-page-break/></text:p>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6"><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4">;;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4">;; Date </text:p>
      <text:p text:style-name="P6">date-arg-str <text:s text:c="10"/>= &lt; a string which matches the rule </text:p>
      <text:p text:style-name="P6"><text:s text:c="27"/>date-arg &gt; </text:p>
      <text:p text:style-name="P6"/>
      <text:p text:style-name="P6">date-arg <text:s text:c="14"/>= 4DIGIT "-" 2DIGIT "-" 2DIGIT </text:p>
      <text:p text:style-name="P17">ISSUE:</text:p>
      <text:p text:style-name="P17">1. date validation is not compelete, for example, <text:s text:c="2"/>such date = 2009-02-30 is considered as valid (any month that has less than 32 days is considered as valid);</text:p>
      <text:p text:style-name="Standard"/>
      <text:p text:style-name="P14">;; <text:bookmark-start text:name="DDE_LINK211"/>Schema Node Identifiers <text:bookmark-end text:name="DDE_LINK211"/></text:p>
      <text:p text:style-name="P6">schema-nodeid <text:s text:c="9"/>= absolute-schema-nodeid / relative-schema-nodeid </text:p>
      <text:p text:style-name="P6"/>
      <text:p text:style-name="P6"><text:bookmark-start text:name="DDE_LINK212"/>absolute-schema-nodeid <text:s/>= 1*("/" node-identifier) <text:bookmark-end text:name="DDE_LINK212"/></text:p>
      <text:p text:style-name="P6"/>
      <text:p text:style-name="P6">relative-schema-nodeid </text:p>
      <text:p text:style-name="P6"><text:s text:c="23"/>= descendant-schema-nodeid / </text:p>
      <text:p text:style-name="P6"><text:s text:c="25"/>(("." / "..") "/" </text:p>
      <text:p text:style-name="P6"><text:s text:c="25"/>*relative-schema-nodeid) </text:p>
      <text:p text:style-name="P6"/>
      <text:p text:style-name="P6"><text:bookmark-start text:name="DDE_LINK213"/>descendant-schema-nodeid= node-identifier absolute-schema-nodeid <text:bookmark-end text:name="DDE_LINK213"/></text:p>
      <text:p text:style-name="Standard"/>
      <text:p text:style-name="P6">node-identifier <text:s text:c="7"/>= [prefix ":"] <text:bookmark-start text:name="DDE_LINK210"/>identifier<text:bookmark-end text:name="DDE_LINK210"/> </text:p>
      <text:p text:style-name="Standard"/>
      <text:p text:style-name="Standard"><text:soft-page-break/></text:p>
      <text:p text:style-name="P14">;;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4">;;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4">;;; Keywords, using abnfgen's syntax for case-sensitive strings </text:p>
      <text:p text:style-name="Standard"/>
      <text:p text:style-name="P14"><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6">argument-keyword <text:s text:c="6"/>= 'argument' </text:p>
      <text:p text:style-name="P6">augment-keyword <text:s text:c="7"/>= 'augment' </text:p>
      <text:p text:style-name="P6"><text:bookmark-start text:name="DDE_LINK69"/><text:soft-page-break/>base-keyword <text:s text:c="10"/>= 'base' <text:bookmark-end text:name="DDE_LINK69"/></text:p>
      <text:p text:style-name="P6">belongs-to-keyword <text:s text:c="4"/>= 'belongs-to' </text:p>
      <text:p text:style-name="P6">bit-keyword <text:s text:c="11"/>= 'bit' </text:p>
      <text:p text:style-name="P6">case-keyword <text:s text:c="10"/>= 'case' </text:p>
      <text:p text:style-name="P6">choice-keyword <text:s text:c="8"/>= 'choice' </text:p>
      <text:p text:style-name="P6">config-keyword <text:s text:c="8"/>= 'config' </text:p>
      <text:p text:style-name="P6">contact-keyword <text:s text:c="7"/>= 'contact' </text:p>
      <text:p text:style-name="P6">container-keyword <text:s text:c="5"/>= 'container' </text:p>
      <text:p text:style-name="P6">default-keyword <text:s text:c="7"/>= 'default' </text:p>
      <text:p text:style-name="P6">description-keyword <text:s text:c="3"/>= 'description' </text:p>
      <text:p text:style-name="P6">enum-keyword <text:s text:c="10"/>= '<text:bookmark-start text:name="DDE_LINK134"/>enum<text:bookmark-end text:name="DDE_LINK134"/>' </text:p>
      <text:p text:style-name="P6">error-app-tag-keyword <text:s/>= '<text:bookmark-start text:name="DDE_LINK95"/>error-app-tag<text:bookmark-end text:name="DDE_LINK95"/>' </text:p>
      <text:p text:style-name="P6">error-message-keyword <text:s/>= '<text:bookmark-start text:name="DDE_LINK89"/>error-message<text:bookmark-end text:name="DDE_LINK89"/>' </text:p>
      <text:p text:style-name="P6">extension-keyword <text:s text:c="5"/>= 'extension' </text:p>
      <text:p text:style-name="P6"><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6"><text:bookmark-start text:name="DDE_LINK72"/>feature-keyword <text:s text:c="7"/>= 'feature' <text:bookmark-end text:name="DDE_LINK72"/></text:p>
      <text:p text:style-name="P6">grouping-keyword <text:s text:c="6"/>= 'grouping' </text:p>
      <text:p text:style-name="P6"><text:bookmark-start text:name="DDE_LINK73"/>identity-keyword <text:s text:c="6"/>= 'identity' <text:bookmark-end text:name="DDE_LINK73"/></text:p>
      <text:p text:style-name="P6"><text:bookmark-start text:name="DDE_LINK74"/>if-feature-keyword<text:bookmark-end text:name="DDE_LINK74"/> <text:s text:c="4"/>= '<text:bookmark-start text:name="DDE_LINK140"/>if-feature<text:bookmark-end text:name="DDE_LINK140"/>' </text:p>
      <text:p text:style-name="P6">import-keyword <text:s text:c="8"/>= 'import' </text:p>
      <text:p text:style-name="Standard"><text:span text:style-name="T7">include-keyword <text:s text:c="7"/>= 'include'</text:span> </text:p>
      <text:p text:style-name="P6">input-keyword <text:s text:c="9"/>= 'input' </text:p>
      <text:p text:style-name="P6">key-keyword <text:s text:c="11"/>= 'key' </text:p>
      <text:p text:style-name="P6">leaf-keyword <text:s text:c="10"/>= 'leaf' </text:p>
      <text:p text:style-name="P6">leaf-list-keyword <text:s text:c="5"/>= '<text:bookmark-start text:name="DDE_LINK93"/>leaf-list<text:bookmark-end text:name="DDE_LINK93"/>' </text:p>
      <text:p text:style-name="P6">length-keyword <text:s text:c="8"/>= 'length' </text:p>
      <text:p text:style-name="P6">list-keyword <text:s text:c="10"/>= 'list' </text:p>
      <text:p text:style-name="P6">mandatory-keyword <text:s text:c="5"/>= 'mandatory' </text:p>
      <text:p text:style-name="P6">max-elements-keyword <text:s text:c="2"/>= '<text:bookmark-start text:name="DDE_LINK156"/>max-elements'<text:bookmark-end text:name="DDE_LINK156"/> </text:p>
      <text:p text:style-name="P6">min-elements-keyword <text:s text:c="2"/>= 'min-elements' </text:p>
      <text:p text:style-name="P6">module-keyword <text:s text:c="8"/>= 'module' </text:p>
      <text:p text:style-name="P6">must-keyword <text:s text:c="10"/>= 'must' </text:p>
      <text:p text:style-name="P6">namespace-keyword <text:s text:c="5"/>= 'namespace' </text:p>
      <text:p text:style-name="P6">notification-keyword <text:s text:c="2"/>= 'notification' </text:p>
      <text:p text:style-name="P6">ordered-by-keyword <text:s text:c="4"/>= '<text:bookmark-start text:name="DDE_LINK158"/>ordered-by<text:bookmark-end text:name="DDE_LINK158"/>' </text:p>
      <text:p text:style-name="P6">organization-keyword <text:s text:c="2"/>= 'organization' </text:p>
      <text:p text:style-name="P6">output-keyword <text:s text:c="8"/>= 'output' </text:p>
      <text:p text:style-name="P6">path-keyword <text:s text:c="10"/>= 'path' </text:p>
      <text:p text:style-name="P6">pattern-keyword <text:s text:c="7"/>= 'pattern' </text:p>
      <text:p text:style-name="P6"><text:bookmark-start text:name="DDE_LINK75"/>position-keyword <text:s text:c="6"/>= 'position' <text:bookmark-end text:name="DDE_LINK75"/></text:p>
      <text:p text:style-name="P6">prefix-keyword <text:s text:c="8"/>= 'prefix' </text:p>
      <text:p text:style-name="P6"><text:bookmark-start text:name="DDE_LINK76"/>presence-keyword <text:s text:c="6"/>= 'presence' <text:bookmark-end text:name="DDE_LINK76"/></text:p>
      <text:p text:style-name="P6">range-keyword <text:s text:c="9"/>= 'range' </text:p>
      <text:p text:style-name="P6">reference-keyword <text:s text:c="5"/>= 'reference' </text:p>
      <text:p text:style-name="P6"><text:bookmark-start text:name="DDE_LINK77"/>refine-keyword <text:s text:c="8"/>= 'refine' <text:bookmark-end text:name="DDE_LINK77"/></text:p>
      <text:p text:style-name="P6"><text:bookmark-start text:name="DDE_LINK78"/><text:soft-page-break/>require-instance-keyword<text:bookmark-end text:name="DDE_LINK78"/> = 'require-instance' </text:p>
      <text:p text:style-name="P6">revision-keyword <text:s text:c="6"/>= 'revision' </text:p>
      <text:p text:style-name="P6">rpc-keyword <text:s text:c="11"/>= 'rpc' </text:p>
      <text:p text:style-name="P6">status-keyword <text:s text:c="8"/>= 'status' </text:p>
      <text:p text:style-name="P6">submodule-keyword <text:s text:c="5"/>= 'submodule' </text:p>
      <text:p text:style-name="P6">type-keyword <text:s text:c="10"/>= 'type' </text:p>
      <text:p text:style-name="P6">typedef-keyword <text:s text:c="7"/>= 'typedef' </text:p>
      <text:p text:style-name="P6">unique-keyword <text:s text:c="8"/>= 'unique' </text:p>
      <text:p text:style-name="P6">units-keyword <text:s text:c="9"/>= 'units' </text:p>
      <text:p text:style-name="P6">uses-keyword <text:s text:c="10"/>= 'uses' </text:p>
      <text:p text:style-name="P6">value-keyword <text:s text:c="9"/>= 'value' </text:p>
      <text:p text:style-name="P6">when-keyword <text:s text:c="10"/>= 'when' </text:p>
      <text:p text:style-name="P6">yang-version-keyword <text:s text:c="2"/>= '<text:bookmark-start text:name="DDE_LINK27"/><text:bookmark-start text:name="DDE_LINK26"/>yang-version<text:bookmark-end text:name="DDE_LINK27"/><text:bookmark-end text:name="DDE_LINK26"/>' </text:p>
      <text:p text:style-name="P6"><text:bookmark-start text:name="DDE_LINK79"/>yin-element-keyword <text:s text:c="3"/>= '<text:bookmark-start text:name="DDE_LINK108"/>yin-element<text:bookmark-end text:name="DDE_LINK108"/>' <text:bookmark-end text:name="DDE_LINK79"/></text:p>
      <text:p text:style-name="Standard"/>
      <text:p text:style-name="P14">;; other keywords </text:p>
      <text:p text:style-name="P6">add-keyword <text:s text:c="11"/>= '<text:bookmark-start text:name="DDE_LINK187"/>add<text:bookmark-end text:name="DDE_LINK187"/>' </text:p>
      <text:p text:style-name="P6">current-keyword <text:s text:c="7"/>= 'current' </text:p>
      <text:p text:style-name="P6">delete-keyword <text:s text:c="8"/>= 'delete' </text:p>
      <text:p text:style-name="P6">deprecated-keyword <text:s text:c="4"/>= '<text:span text:style-name="T8">deprecated</text:span>' </text:p>
      <text:p text:style-name="Standard"><text:span text:style-name="T7">false-keyword <text:s text:c="9"/>= 'false'</text:span> </text:p>
      <text:p text:style-name="P6">max-keyword <text:s text:c="11"/>= 'max' </text:p>
      <text:p text:style-name="P6">min-keyword <text:s text:c="11"/>= 'min' </text:p>
      <text:p text:style-name="P6">nan-keyword <text:s text:c="11"/>= 'NaN' </text:p>
      <text:p text:style-name="P6">neginf-keyword <text:s text:c="8"/>= '<text:bookmark-start text:name="DDE_LINK119"/>-INF'<text:bookmark-end text:name="DDE_LINK119"/> </text:p>
      <text:p text:style-name="P6">not-supported-keyword <text:s/>= '<text:bookmark-start text:name="DDE_LINK186"/><text:bookmark-start text:name="DDE_LINK184"/>not-supported'<text:bookmark-end text:name="DDE_LINK186"/><text:bookmark-end text:name="DDE_LINK184"/> </text:p>
      <text:p text:style-name="P6">obsolete-keyword <text:s text:c="6"/>= 'obsolete' </text:p>
      <text:p text:style-name="P6">posinf-keyword <text:s text:c="8"/>= 'INF' </text:p>
      <text:p text:style-name="P6">replace-keyword <text:s text:c="7"/>= 'replace' </text:p>
      <text:p text:style-name="P6">system-keyword <text:s text:c="8"/>= 'system' </text:p>
      <text:p text:style-name="P6">true-keyword <text:s text:c="10"/>= 'true' </text:p>
      <text:p text:style-name="P6">unbounded-keyword <text:s text:c="5"/>= 'unbounded' </text:p>
      <text:p text:style-name="P6">user-keyword <text:s text:c="10"/>= 'user' </text:p>
      <text:p text:style-name="Standard"/>
      <text:p text:style-name="Standard">current-function-invocation = current-keyword *WSP "(" *WSP ")" </text:p>
      <text:p text:style-name="Standard"/>
      <text:p text:style-name="P14">;; Basic Rules </text:p>
      <text:p text:style-name="Standard"/>
      <text:p text:style-name="P6">prefix-arg-str <text:s text:c="8"/>= &lt; a string which matches the rule prefix-arg &gt; </text:p>
      <text:p text:style-name="P6"/>
      <text:p text:style-name="P6">prefix-arg <text:s text:c="12"/>= prefix </text:p>
      <text:p text:style-name="P6"/>
      <text:p text:style-name="P6">prefix <text:s text:c="16"/>= identifier </text:p>
      <text:p text:style-name="P6"/>
      <text:p text:style-name="P6">identifier-arg-str <text:s text:c="4"/>= &lt; a string which matches the rule identifier-arg &gt; </text:p>
      <text:p text:style-name="Standard"/>
      <text:p text:style-name="P6"><text:soft-page-break/>identifier-arg <text:s text:c="8"/>= identifier </text:p>
      <text:p text:style-name="Standard"/>
      <text:p text:style-name="P6"><text:bookmark-start text:name="DDE_LINK18"/>identifier <text:s text:c="12"/>= (ALPHA / "_") </text:p>
      <text:p text:style-name="P6"><text:s text:c="25"/>*(<text:bookmark-start text:name="DDE_LINK193"/>ALPHA <text:bookmark-end text:name="DDE_LINK193"/>/ DIGIT / "_" / "-" / ".") </text:p>
      <text:p text:style-name="P6"><text:bookmark-end text:name="DDE_LINK18"/></text:p>
      <text:p text:style-name="P6">identifier-ref-arg-str = &lt; a string which matches the rule <text:s/>identifier-ref-arg &gt; </text:p>
      <text:p text:style-name="P6"><text:s/></text:p>
      <text:p text:style-name="P6">identifier-ref-arg <text:s text:c="4"/>= [prefix ":"] identifier </text:p>
      <text:p text:style-name="Standard"/>
      <text:p text:style-name="P6">string <text:s text:c="16"/>= &lt; an unquoted string as returned by the scanner &gt; </text:p>
      <text:p text:style-name="P6"/>
      <text:p text:style-name="P6">decimal-value <text:s text:c="9"/>= ("-" non-negative-decimal-value) <text:s/>/ non-negative-decimal-value </text:p>
      <text:p text:style-name="P6"/>
      <text:p text:style-name="P6">non-negative-decimal-value = "0" / positive-decimal-value </text:p>
      <text:p text:style-name="Standard"/>
      <text:p text:style-name="P6">positive-decimal-value = (non-zero-digit *DIGIT) </text:p>
      <text:p text:style-name="Standard"/>
      <text:p text:style-name="Standard"><text:bookmark-start text:name="DDE_LINK118"/>zero-decimal-value<text:bookmark-end text:name="DDE_LINK118"/> <text:s text:c="4"/>= 1*DIGIT </text:p>
      <text:p text:style-name="Standard"/>
      <text:p text:style-name="P6"><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6"><text:bookmark-start text:name="DDE_LINK13"/><text:bookmark-start text:name="DDE_LINK14"/>sep <text:s text:c="19"/>= 1*(<text:bookmark-start text:name="DDE_LINK230"/>WSP<text:bookmark-end text:name="DDE_LINK230"/> / line-break) </text:p>
      <text:p text:style-name="P6"><text:bookmark-end text:name="DDE_LINK14"/><text:s text:c="25"/>; unconditional separator </text:p>
      <text:p text:style-name="P6"><text:bookmark-end text:name="DDE_LINK13"/></text:p>
      <text:p text:style-name="P6"><text:bookmark-start text:name="DDE_LINK12"/>optsep <text:s text:c="16"/>= *(WSP / line-break) <text:bookmark-end text:name="DDE_LINK12"/></text:p>
      <text:p text:style-name="P6"><text:bookmark-start text:name="DDE_LINK15"/>stmtsep <text:s text:c="15"/>= *(WSP / line-break <text:bookmark-end text:name="DDE_LINK15"/>/ <text:bookmark-start text:name="DDE_LINK34"/>unknown-statement<text:bookmark-end text:name="DDE_LINK34"/><text:tab/>) </text:p>
      <text:p text:style-name="P16"/>
      <text:p text:style-name="P6"><text:bookmark-start text:name="DDE_LINK11"/>line-break <text:s text:c="12"/>= CRLF / LF <text:bookmark-end text:name="DDE_LINK11"/></text:p>
      <text:p text:style-name="Standard"/>
      <text:p text:style-name="P6"><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6">SQUOTE <text:s text:c="16"/>= %x27 </text:p>
      <text:p text:style-name="P6"><text:s text:c="25"/>; ' (Single Quote) </text:p>
      <text:p text:style-name="P6"/>
      <text:p text:style-name="P14">;; </text:p>
      <text:p text:style-name="P14">;;<text:bookmark-start text:name="DDE_LINK6"/> <text:bookmark-start text:name="DDE_LINK7"/>RFC 4234 core rules. <text:bookmark-end text:name="DDE_LINK6"/><text:bookmark-end text:name="DDE_LINK7"/></text:p>
      <text:p text:style-name="P14">;; </text:p>
      <text:p text:style-name="P14"/>
      <text:p text:style-name="P6"><text:bookmark-start text:name="DDE_LINK8"/><text:bookmark-start text:name="DDE_LINK4"/>ALPHA <text:s text:c="17"/>= %x41-5A / %x61-7A </text:p>
      <text:p text:style-name="P6"><text:soft-page-break/><text:s text:c="25"/>; A-Z / a-z </text:p>
      <text:p text:style-name="P6"><text:bookmark-end text:name="DDE_LINK8"/><text:bookmark-end text:name="DDE_LINK4"/></text:p>
      <text:p text:style-name="P6"><text:bookmark-start text:name="DDE_LINK5"/>CR <text:s text:c="20"/>= %x0D <text:bookmark-end text:name="DDE_LINK5"/></text:p>
      <text:p text:style-name="P6"><text:s text:c="25"/>; carriage return </text:p>
      <text:p text:style-name="P6"/>
      <text:p text:style-name="P6"><text:bookmark-start text:name="DDE_LINK10"/>CRLF <text:s text:c="18"/>= CR LF<text:bookmark-end text:name="DDE_LINK10"/> </text:p>
      <text:p text:style-name="P6"><text:s text:c="25"/>; Internet standard newline </text:p>
      <text:p text:style-name="P6"/>
      <text:p text:style-name="P6"><text:bookmark-start text:name="DDE_LINK17"/>DIGIT <text:s text:c="17"/>= %x30-39 </text:p>
      <text:p text:style-name="P6"><text:s text:c="25"/>; 0-9 </text:p>
      <text:p text:style-name="P6"><text:bookmark-end text:name="DDE_LINK17"/></text:p>
      <text:p text:style-name="P6">DQUOTE <text:s text:c="16"/>= %x22 </text:p>
      <text:p text:style-name="P6"><text:s text:c="25"/>; " (Double Quote) </text:p>
      <text:p text:style-name="P6"/>
      <text:p text:style-name="Standard">HEXDIG <text:s text:c="16"/>= DIGIT / </text:p>
      <text:p text:style-name="Standard"><text:s text:c="25"/>%x61 / %x62 / %x63 / %x64 / %x65 / %x66 </text:p>
      <text:p text:style-name="Standard"><text:s text:c="25"/>; only lower-case a..f </text:p>
      <text:p text:style-name="Standard"/>
      <text:p text:style-name="P6">HTAB <text:s text:c="18"/>= %x09 </text:p>
      <text:p text:style-name="P6"><text:s text:c="25"/>; horizontal tab </text:p>
      <text:p text:style-name="P6"/>
      <text:p text:style-name="P6"><text:bookmark-start text:name="DDE_LINK9"/>LF <text:s text:c="20"/>= %x0A </text:p>
      <text:p text:style-name="P6"><text:s text:c="25"/>; linefeed </text:p>
      <text:p text:style-name="P6"><text:bookmark-end text:name="DDE_LINK9"/></text:p>
      <text:p text:style-name="P6">SP <text:s text:c="20"/>= %x20 </text:p>
      <text:p text:style-name="P6"><text:s text:c="25"/>; space </text:p>
      <text:p text:style-name="P6"/>
      <text:p text:style-name="P6">VCHAR <text:s text:c="17"/>= %x<text:bookmark-start text:name="DDE_LINK2"/>21<text:bookmark-end text:name="DDE_LINK2"/>-<text:bookmark-start text:name="DDE_LINK3"/>7E <text:bookmark-end text:name="DDE_LINK3"/></text:p>
      <text:p text:style-name="P6"><text:s text:c="24"/>; visible (printing) characters </text:p>
      <text:p text:style-name="P15">NOTE: in our code it is defined as 0x21-0xFF</text:p>
      <text:p text:style-name="P6"/>
      <text:p text:style-name="P6">WSP <text:s text:c="19"/>= SP / HTAB; white space </text:p>
      <text:p text:style-name="P1"/>
      <text:p text:style-name="P1">;; <text:s/>Built-in types</text:p>
      <text:p text:style-name="P11"><text:s/>+---------------------+-------------+-------------------------------+</text:p>
      <text:p text:style-name="P11"><text:s text:c="3"/>| Name <text:s text:c="15"/><text:tab/>| Type <text:s text:c="7"/><text:tab/>| Description <text:s text:c="18"/><text:tab/>|</text:p>
      <text:p text:style-name="P11"><text:s text:c="3"/>+---------------------+-------------+-------------------------------+</text:p>
      <text:p text:style-name="P11"><text:s text:c="3"/>| <text:bookmark-start text:name="DDE_LINK197"/>binary<text:bookmark-end text:name="DDE_LINK197"/> <text:s text:c="13"/><text:tab/>| Text <text:s text:c="7"/><text:tab/>| Any binary data <text:s text:c="14"/><text:tab/>|</text:p>
      <text:p text:style-name="P11"><text:s text:c="3"/>| <text:bookmark-start text:name="DDE_LINK198"/>bits<text:bookmark-end text:name="DDE_LINK198"/> <text:s text:c="15"/><text:tab/>| Text/Number | A set of bits or flags <text:s text:c="7"/><text:tab/>|</text:p>
      <text:p text:style-name="P11"><text:s text:c="3"/>| <text:bookmark-start text:name="DDE_LINK200"/>boolean<text:bookmark-end text:name="DDE_LINK200"/> <text:s text:c="12"/><text:tab/>| Text <text:s text:c="7"/><text:tab/>| "true" or "false" <text:s text:c="12"/><text:tab/>|</text:p>
      <text:p text:style-name="P11"><text:s text:c="3"/>| empty <text:s text:c="14"/><text:tab/>| Empty <text:s text:c="6"/><text:tab/>| A leaf that does not have an |</text:p>
      <text:p text:style-name="P11"><text:s text:c="3"/>| <text:s text:c="20"/><text:tab/>| <text:s text:c="12"/><text:tab/>| value <text:s text:c="24"/><text:tab/><text:tab/>|</text:p>
      <text:p text:style-name="P11"><text:s text:c="3"/>| <text:bookmark-start text:name="DDE_LINK201"/>enumeration<text:bookmark-end text:name="DDE_LINK201"/> <text:s text:c="8"/><text:tab/>| Text/Number | Enumerated strings with <text:s text:c="5"/>|</text:p>
      <text:p text:style-name="P9"><text:span text:style-name="T9"><text:s text:c="3"/>| <text:s text:c="20"/><text:tab/>| <text:s text:c="12"/><text:tab/>| associated numeric values <text:s text:c="3"/></text:span>|</text:p>
      <text:p text:style-name="P11"><text:s text:c="3"/>| float32 <text:s text:c="12"/><text:tab/>| Number <text:s text:c="5"/><text:tab/>| 32-bit IEEE floating point <text:s text:c="3"/>|</text:p>
      <text:p text:style-name="P11"><text:s text:c="3"/>| <text:s text:c="20"/><text:tab/>| <text:s text:c="12"/><text:tab/>| real number <text:s text:c="18"/><text:tab/> |</text:p>
      <text:p text:style-name="P11"><text:soft-page-break/><text:s text:c="3"/>| float64 <text:s text:c="12"/><text:tab/>| Number <text:s text:c="5"/><text:tab/>| 64-bit IEEE floating point <text:s text:c="3"/>|</text:p>
      <text:p text:style-name="P11"><text:s text:c="3"/>| <text:s text:c="20"/><text:tab/>| <text:s text:c="12"/><text:tab/>| real number <text:s text:c="18"/><text:tab/> |</text:p>
      <text:p text:style-name="P11"><text:s text:c="3"/>| <text:bookmark-start text:name="DDE_LINK202"/>identityref<text:bookmark-end text:name="DDE_LINK202"/> <text:s text:c="8"/><text:tab/>| Text <text:s text:c="7"/><text:tab/>| A reference to an abstract <text:s text:c="5"/>|</text:p>
      <text:p text:style-name="P11"><text:s text:c="3"/>| <text:s text:c="20"/><text:tab/>| <text:s text:c="12"/><text:tab/>| identity <text:s text:c="21"/><text:tab/> | </text:p>
      <text:p text:style-name="P13"><text:s text:c="3"/>| <text:bookmark-start text:name="DDE_LINK199"/><text:bookmark-start text:name="DDE_LINK203"/>instance-identifier<text:bookmark-end text:name="DDE_LINK199"/><text:bookmark-end text:name="DDE_LINK203"/> <text:tab/>| Text <text:s text:c="7"/><text:tab/>| References a data tree node <text:s text:c="2"/>|</text:p>
      <text:p text:style-name="P11"><text:s text:c="3"/>| int8 <text:s text:c="15"/><text:tab/>| Number <text:s text:c="5"/><text:tab/>| 8-bit signed integer <text:s text:c="9"/><text:tab/> |</text:p>
      <text:p text:style-name="P11"><text:s text:c="3"/>| int16` <text:s text:c="14"/><text:tab/>| Number <text:s text:c="5"/><text:tab/>| 16-bit signed integer <text:s text:c="8"/><text:tab/> |</text:p>
      <text:p text:style-name="P11"><text:s text:c="3"/>| int32 <text:s text:c="14"/><text:tab/>| Number <text:s text:c="5"/><text:tab/>| 32-bit signed integer <text:s text:c="8"/><text:tab/> |</text:p>
      <text:p text:style-name="P11"><text:s text:c="3"/>| int64 <text:s text:c="14"/><text:tab/>| Number <text:s text:c="5"/><text:tab/>| 64-bit signed integer <text:s text:c="8"/><text:tab/>|</text:p>
      <text:p text:style-name="P11"><text:s text:c="3"/>| <text:bookmark-start text:name="DDE_LINK204"/>leafref<text:bookmark-end text:name="DDE_LINK204"/> <text:s text:c="12"/><text:tab/>| Text/Number | A reference to a leaf <text:s text:c="8"/><text:tab/>|</text:p>
      <text:p text:style-name="P11"><text:s text:c="3"/>| <text:s text:c="20"/><text:tab/>| <text:s text:c="12"/><text:tab/>| instance <text:s text:c="21"/><text:tab/>|</text:p>
      <text:p text:style-name="P11"><text:s text:c="3"/>| string <text:s text:c="13"/><text:tab/>| Text <text:s text:c="7"/><text:tab/>| Human readable string <text:s text:c="8"/>|</text:p>
      <text:p text:style-name="P11"><text:s text:c="3"/>| <text:bookmark-start text:name="DDE_LINK205"/>uint8<text:bookmark-end text:name="DDE_LINK205"/> <text:s text:c="14"/><text:tab/>| Number <text:s text:c="5"/><text:tab/>| 8-bit unsigned integer <text:s text:c="7"/><text:tab/>|</text:p>
      <text:p text:style-name="P11"><text:s text:c="3"/>| uint16 <text:s text:c="13"/><text:tab/>| Number <text:s text:c="5"/><text:tab/>| 16-bit unsigned integer <text:s text:c="6"/><text:tab/>|</text:p>
      <text:p text:style-name="P11"><text:s text:c="3"/>| uint32 <text:s text:c="13"/><text:tab/>| Number <text:s text:c="5"/><text:tab/>| 32-bit unsigned integer <text:s text:c="6"/><text:tab/>|</text:p>
      <text:p text:style-name="P11"><text:s text:c="3"/>| uint64 <text:s text:c="13"/><text:tab/>| Number <text:s text:c="5"/><text:tab/>| 64-bit unsigned integer <text:s text:c="6"/><text:tab/>|</text:p>
      <text:p text:style-name="P11"><text:s text:c="3"/>| union <text:s text:c="14"/><text:tab/>| Text/Number | Choice of member types <text:s text:c="7"/>|</text:p>
      <text:p text:style-name="P11"><text:s text:c="3"/>+---------------------+-------------+-------------------------------+</text:p>
      <text:p text:style-name="P1"/>
      <text:p text:style-name="P1"/>
      <text:p text:style-name="P1">Datastructures:</text:p>
      <text:p text:style-name="P8">Common fields for all YANG nodes (DECLARATON_TYPE, VALUE are also included):</text:p>
      <text:list text:style-name="L7">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0T23:41:27</dc:date>
    <meta:editing-cycles>997</meta:editing-cycles>
    <meta:editing-duration>P6DT20H13M0S</meta:editing-duration>
    <meta:user-defined meta:name="Info 1"/>
    <meta:user-defined meta:name="Info 2"/>
    <meta:user-defined meta:name="Info 3"/>
    <meta:user-defined meta:name="Info 4"/>
    <meta:document-statistic meta:table-count="0" meta:image-count="0" meta:object-count="0" meta:page-count="26" meta:paragraph-count="871" meta:word-count="5344" meta:character-count="51846"/>
  </office:meta>
</office:document-meta>
</file>